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2.3937in"/>
    </style:style>
    <style:style style:name="co4" style:family="table-column">
      <style:table-column-properties fo:break-before="auto" style:column-width="2.4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f4_Noise_Test1" table:style-name="ta1">
        <table:shapes>
          <draw:frame draw:z-index="0" draw:style-name="gr1" draw:text-style-name="P1" svg:width="15.7394in" svg:height="8.9098in" svg:x="1.5524in" svg:y="2.4579in">
            <draw:object draw:notify-on-update-of-ranges="Def4_Noise_Test1.B1:Def4_Noise_Test1.B1 Def4_Noise_Test1.B2:Def4_Noise_Test1.B101 Def4_Noise_Test1.C1:Def4_Noise_Test1.C1 Def4_Noise_Test1.C2:Def4_Noise_Test1.C101 Def4_Noise_Test1.D1:Def4_Noise_Test1.D1 Def4_Noise_Test1.D2:Def4_Noise_Test1.D101 Def4_Noise_Test1.E1:Def4_Noise_Test1.E1 Def4_Noise_Test1.E2:Def4_Noise_Test1.E101 Def4_Noise_Test1.F1:Def4_Noise_Test1.F1 Def4_Noise_Test1.F2:Def4_Noise_Test1.F101 Def4_Noise_Test1.G1:Def4_Noise_Test1.G1 Def4_Noise_Test1.G2:Def4_Noise_Test1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Mutual_Compression_ratio2(0s 0s)</text:p>
          </table:table-cell>
          <table:table-cell office:value-type="string" calcext:value-type="string">
            <text:p><text:s/>Mutual_Compression_ratio2(1s 0s)</text:p>
          </table:table-cell>
          <table:table-cell office:value-type="string" calcext:value-type="string">
            <text:p><text:s/>Mutual_Compression_ratio2(2s 0s)</text:p>
          </table:table-cell>
          <table:table-cell office:value-type="string" calcext:value-type="string">
            <text:p><text:s/>Mutual_Compression_ratio2(5s 0s)</text:p>
          </table:table-cell>
          <table:table-cell office:value-type="string" calcext:value-type="string">
            <text:p><text:s/>Mutual_Compression_ratio2(10s 0s)</text:p>
          </table:table-cell>
          <table:table-cell office:value-type="string" calcext:value-type="string">
            <text:p><text:s/>Mutual_Compression_ratio2(50s 0s)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  <table:table-cell office:value-type="float" office:value="-1.3" calcext:value-type="float">
            <text:p>-1.3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37614678899083" calcext:value-type="float">
            <text:p>0.137614678899083</text:p>
          </table:table-cell>
          <table:table-cell office:value-type="float" office:value="-0.229357798165138" calcext:value-type="float">
            <text:p>-0.229357798165138</text:p>
          </table:table-cell>
          <table:table-cell office:value-type="float" office:value="-0.486238532110092" calcext:value-type="float">
            <text:p>-0.486238532110092</text:p>
          </table:table-cell>
          <table:table-cell office:value-type="float" office:value="-0.761467889908257" calcext:value-type="float">
            <text:p>-0.761467889908257</text:p>
          </table:table-cell>
          <table:table-cell office:value-type="float" office:value="-0.486238532110092" calcext:value-type="float">
            <text:p>-0.486238532110092</text:p>
          </table:table-cell>
          <table:table-cell office:value-type="float" office:value="-0.0458715596330275" calcext:value-type="float">
            <text:p>-0.0458715596330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39423076923077" calcext:value-type="float">
            <text:p>0.139423076923077</text:p>
          </table:table-cell>
          <table:table-cell office:value-type="float" office:value="-0.163461538461538" calcext:value-type="float">
            <text:p>-0.163461538461538</text:p>
          </table:table-cell>
          <table:table-cell office:value-type="float" office:value="-0.394230769230769" calcext:value-type="float">
            <text:p>-0.394230769230769</text:p>
          </table:table-cell>
          <table:table-cell office:value-type="float" office:value="-0.682692307692308" calcext:value-type="float">
            <text:p>-0.682692307692308</text:p>
          </table:table-cell>
          <table:table-cell office:value-type="float" office:value="-0.451923076923077" calcext:value-type="float">
            <text:p>-0.451923076923077</text:p>
          </table:table-cell>
          <table:table-cell office:value-type="float" office:value="-0.0480769230769231" calcext:value-type="float">
            <text:p>-0.0480769230769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30293159609121" calcext:value-type="float">
            <text:p>0.130293159609121</text:p>
          </table:table-cell>
          <table:table-cell office:value-type="float" office:value="-0.143322475570033" calcext:value-type="float">
            <text:p>-0.143322475570033</text:p>
          </table:table-cell>
          <table:table-cell office:value-type="float" office:value="-0.338762214983713" calcext:value-type="float">
            <text:p>-0.338762214983713</text:p>
          </table:table-cell>
          <table:table-cell office:value-type="float" office:value="-0.599348534201954" calcext:value-type="float">
            <text:p>-0.599348534201954</text:p>
          </table:table-cell>
          <table:table-cell office:value-type="float" office:value="-0.416938110749186" calcext:value-type="float">
            <text:p>-0.416938110749186</text:p>
          </table:table-cell>
          <table:table-cell office:value-type="float" office:value="-0.0260586319218241" calcext:value-type="float">
            <text:p>-0.0260586319218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985221674876847" calcext:value-type="float">
            <text:p>0.098522167487685</text:p>
          </table:table-cell>
          <table:table-cell office:value-type="float" office:value="-0.123152709359606" calcext:value-type="float">
            <text:p>-0.123152709359606</text:p>
          </table:table-cell>
          <table:table-cell office:value-type="float" office:value="-0.310344827586207" calcext:value-type="float">
            <text:p>-0.310344827586207</text:p>
          </table:table-cell>
          <table:table-cell office:value-type="float" office:value="-0.586206896551724" calcext:value-type="float">
            <text:p>-0.586206896551724</text:p>
          </table:table-cell>
          <table:table-cell office:value-type="float" office:value="-0.46551724137931" calcext:value-type="float">
            <text:p>-0.46551724137931</text:p>
          </table:table-cell>
          <table:table-cell office:value-type="float" office:value="-0.0788177339901478" calcext:value-type="float">
            <text:p>-0.0788177339901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-0.114851485148515" calcext:value-type="float">
            <text:p>-0.114851485148515</text:p>
          </table:table-cell>
          <table:table-cell office:value-type="float" office:value="-0.281188118811881" calcext:value-type="float">
            <text:p>-0.281188118811881</text:p>
          </table:table-cell>
          <table:table-cell office:value-type="float" office:value="-0.544554455445545" calcext:value-type="float">
            <text:p>-0.544554455445545</text:p>
          </table:table-cell>
          <table:table-cell office:value-type="float" office:value="-0.475247524752475" calcext:value-type="float">
            <text:p>-0.475247524752475</text:p>
          </table:table-cell>
          <table:table-cell office:value-type="float" office:value="-0.0910891089108911" calcext:value-type="float">
            <text:p>-0.09108910891089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04304635761589" calcext:value-type="float">
            <text:p>0.104304635761589</text:p>
          </table:table-cell>
          <table:table-cell office:value-type="float" office:value="-0.104304635761589" calcext:value-type="float">
            <text:p>-0.104304635761589</text:p>
          </table:table-cell>
          <table:table-cell office:value-type="float" office:value="-0.266556291390728" calcext:value-type="float">
            <text:p>-0.266556291390728</text:p>
          </table:table-cell>
          <table:table-cell office:value-type="float" office:value="-0.498344370860927" calcext:value-type="float">
            <text:p>-0.498344370860927</text:p>
          </table:table-cell>
          <table:table-cell office:value-type="float" office:value="-0.486754966887417" calcext:value-type="float">
            <text:p>-0.486754966887417</text:p>
          </table:table-cell>
          <table:table-cell office:value-type="float" office:value="-0.0695364238410596" calcext:value-type="float">
            <text:p>-0.0695364238410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981507823613087" calcext:value-type="float">
            <text:p>0.098150782361309</text:p>
          </table:table-cell>
          <table:table-cell office:value-type="float" office:value="-0.0953058321479374" calcext:value-type="float">
            <text:p>-0.095305832147937</text:p>
          </table:table-cell>
          <table:table-cell office:value-type="float" office:value="-0.244665718349929" calcext:value-type="float">
            <text:p>-0.244665718349929</text:p>
          </table:table-cell>
          <table:table-cell table:number-columns-repeated="2" office:value-type="float" office:value="-0.483641536273115" calcext:value-type="float">
            <text:p>-0.483641536273115</text:p>
          </table:table-cell>
          <table:table-cell office:value-type="float" office:value="-0.0753911806543386" calcext:value-type="float">
            <text:p>-0.07539118065433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00997506234414" calcext:value-type="float">
            <text:p>0.100997506234414</text:p>
          </table:table-cell>
          <table:table-cell office:value-type="float" office:value="-0.0910224438902743" calcext:value-type="float">
            <text:p>-0.091022443890274</text:p>
          </table:table-cell>
          <table:table-cell office:value-type="float" office:value="-0.230673316708229" calcext:value-type="float">
            <text:p>-0.230673316708229</text:p>
          </table:table-cell>
          <table:table-cell office:value-type="float" office:value="-0.457605985037407" calcext:value-type="float">
            <text:p>-0.457605985037407</text:p>
          </table:table-cell>
          <table:table-cell office:value-type="float" office:value="-0.483790523690773" calcext:value-type="float">
            <text:p>-0.483790523690773</text:p>
          </table:table-cell>
          <table:table-cell office:value-type="float" office:value="-0.07356608478803" calcext:value-type="float">
            <text:p>-0.0735660847880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965593784683685" calcext:value-type="float">
            <text:p>0.096559378468369</text:p>
          </table:table-cell>
          <table:table-cell office:value-type="float" office:value="-0.0854605993340732" calcext:value-type="float">
            <text:p>-0.085460599334073</text:p>
          </table:table-cell>
          <table:table-cell office:value-type="float" office:value="-0.225305216426193" calcext:value-type="float">
            <text:p>-0.225305216426193</text:p>
          </table:table-cell>
          <table:table-cell office:value-type="float" office:value="-0.435072142064373" calcext:value-type="float">
            <text:p>-0.435072142064373</text:p>
          </table:table-cell>
          <table:table-cell office:value-type="float" office:value="-0.507214206437292" calcext:value-type="float">
            <text:p>-0.507214206437292</text:p>
          </table:table-cell>
          <table:table-cell office:value-type="float" office:value="-0.0776914539400666" calcext:value-type="float">
            <text:p>-0.0776914539400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421" calcext:value-type="float">
            <text:p>-0.421</text:p>
          </table:table-cell>
          <table:table-cell office:value-type="float" office:value="-0.509" calcext:value-type="float">
            <text:p>-0.509</text:p>
          </table:table-cell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928116469517743" calcext:value-type="float">
            <text:p>0.092811646951774</text:p>
          </table:table-cell>
          <table:table-cell office:value-type="float" office:value="-0.0791628753412193" calcext:value-type="float">
            <text:p>-0.079162875341219</text:p>
          </table:table-cell>
          <table:table-cell office:value-type="float" office:value="-0.200181983621474" calcext:value-type="float">
            <text:p>-0.200181983621474</text:p>
          </table:table-cell>
          <table:table-cell office:value-type="float" office:value="-0.412192902638763" calcext:value-type="float">
            <text:p>-0.412192902638763</text:p>
          </table:table-cell>
          <table:table-cell office:value-type="float" office:value="-0.521383075523203" calcext:value-type="float">
            <text:p>-0.521383075523203</text:p>
          </table:table-cell>
          <table:table-cell office:value-type="float" office:value="-0.0664240218380346" calcext:value-type="float">
            <text:p>-0.06642402183803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876460767946578" calcext:value-type="float">
            <text:p>0.087646076794658</text:p>
          </table:table-cell>
          <table:table-cell office:value-type="float" office:value="-0.0759599332220368" calcext:value-type="float">
            <text:p>-0.075959933222037</text:p>
          </table:table-cell>
          <table:table-cell office:value-type="float" office:value="-0.192821368948247" calcext:value-type="float">
            <text:p>-0.192821368948247</text:p>
          </table:table-cell>
          <table:table-cell office:value-type="float" office:value="-0.398163606010017" calcext:value-type="float">
            <text:p>-0.398163606010017</text:p>
          </table:table-cell>
          <table:table-cell office:value-type="float" office:value="-0.518363939899833" calcext:value-type="float">
            <text:p>-0.518363939899833</text:p>
          </table:table-cell>
          <table:table-cell office:value-type="float" office:value="-0.0701168614357262" calcext:value-type="float">
            <text:p>-0.07011686143572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832690824980725" calcext:value-type="float">
            <text:p>0.083269082498073</text:p>
          </table:table-cell>
          <table:table-cell office:value-type="float" office:value="-0.0732459521973786" calcext:value-type="float">
            <text:p>-0.073245952197379</text:p>
          </table:table-cell>
          <table:table-cell office:value-type="float" office:value="-0.186584425597533" calcext:value-type="float">
            <text:p>-0.186584425597533</text:p>
          </table:table-cell>
          <table:table-cell office:value-type="float" office:value="-0.392444101773323" calcext:value-type="float">
            <text:p>-0.392444101773323</text:p>
          </table:table-cell>
          <table:table-cell office:value-type="float" office:value="-0.503469545104086" calcext:value-type="float">
            <text:p>-0.503469545104086</text:p>
          </table:table-cell>
          <table:table-cell office:value-type="float" office:value="-0.0786430223592907" calcext:value-type="float">
            <text:p>-0.07864302235929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845272206303725" calcext:value-type="float">
            <text:p>0.084527220630373</text:p>
          </table:table-cell>
          <table:table-cell office:value-type="float" office:value="-0.0709169054441261" calcext:value-type="float">
            <text:p>-0.070916905444126</text:p>
          </table:table-cell>
          <table:table-cell office:value-type="float" office:value="-0.17621776504298" calcext:value-type="float">
            <text:p>-0.17621776504298</text:p>
          </table:table-cell>
          <table:table-cell office:value-type="float" office:value="-0.381805157593123" calcext:value-type="float">
            <text:p>-0.381805157593123</text:p>
          </table:table-cell>
          <table:table-cell office:value-type="float" office:value="-0.490687679083094" calcext:value-type="float">
            <text:p>-0.490687679083094</text:p>
          </table:table-cell>
          <table:table-cell office:value-type="float" office:value="-0.0859598853868195" calcext:value-type="float">
            <text:p>-0.0859598853868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809364548494983" calcext:value-type="float">
            <text:p>0.080936454849498</text:p>
          </table:table-cell>
          <table:table-cell office:value-type="float" office:value="-0.0688963210702341" calcext:value-type="float">
            <text:p>-0.068896321070234</text:p>
          </table:table-cell>
          <table:table-cell office:value-type="float" office:value="-0.174581939799331" calcext:value-type="float">
            <text:p>-0.174581939799331</text:p>
          </table:table-cell>
          <table:table-cell office:value-type="float" office:value="-0.37257525083612" calcext:value-type="float">
            <text:p>-0.37257525083612</text:p>
          </table:table-cell>
          <table:table-cell office:value-type="float" office:value="-0.479598662207358" calcext:value-type="float">
            <text:p>-0.479598662207358</text:p>
          </table:table-cell>
          <table:table-cell office:value-type="float" office:value="-0.0923076923076923" calcext:value-type="float">
            <text:p>-0.09230769230769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746549560853199" calcext:value-type="float">
            <text:p>0.07465495608532</text:p>
          </table:table-cell>
          <table:table-cell office:value-type="float" office:value="-0.0658720200752823" calcext:value-type="float">
            <text:p>-0.065872020075282</text:p>
          </table:table-cell>
          <table:table-cell office:value-type="float" office:value="-0.171267252195734" calcext:value-type="float">
            <text:p>-0.171267252195734</text:p>
          </table:table-cell>
          <table:table-cell office:value-type="float" office:value="-0.367001254705144" calcext:value-type="float">
            <text:p>-0.367001254705144</text:p>
          </table:table-cell>
          <table:table-cell office:value-type="float" office:value="-0.472396486825596" calcext:value-type="float">
            <text:p>-0.472396486825596</text:p>
          </table:table-cell>
          <table:table-cell office:value-type="float" office:value="-0.101003764115433" calcext:value-type="float">
            <text:p>-0.10100376411543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720614294152392" calcext:value-type="float">
            <text:p>0.072061429415239</text:p>
          </table:table-cell>
          <table:table-cell office:value-type="float" office:value="-0.0643827525103367" calcext:value-type="float">
            <text:p>-0.064382752510337</text:p>
          </table:table-cell>
          <table:table-cell office:value-type="float" office:value="-0.170702894270526" calcext:value-type="float">
            <text:p>-0.170702894270526</text:p>
          </table:table-cell>
          <table:table-cell office:value-type="float" office:value="-0.359716479621973" calcext:value-type="float">
            <text:p>-0.359716479621973</text:p>
          </table:table-cell>
          <table:table-cell office:value-type="float" office:value="-0.458948611931483" calcext:value-type="float">
            <text:p>-0.458948611931483</text:p>
          </table:table-cell>
          <table:table-cell office:value-type="float" office:value="-0.105729474305966" calcext:value-type="float">
            <text:p>-0.10572947430596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736607142857143" calcext:value-type="float">
            <text:p>0.073660714285714</text:p>
          </table:table-cell>
          <table:table-cell office:value-type="float" office:value="-0.0630580357142857" calcext:value-type="float">
            <text:p>-0.063058035714286</text:p>
          </table:table-cell>
          <table:table-cell office:value-type="float" office:value="-0.165736607142857" calcext:value-type="float">
            <text:p>-0.165736607142857</text:p>
          </table:table-cell>
          <table:table-cell office:value-type="float" office:value="-0.353236607142857" calcext:value-type="float">
            <text:p>-0.353236607142857</text:p>
          </table:table-cell>
          <table:table-cell office:value-type="float" office:value="-0.451450892857143" calcext:value-type="float">
            <text:p>-0.451450892857143</text:p>
          </table:table-cell>
          <table:table-cell office:value-type="float" office:value="-0.112165178571429" calcext:value-type="float">
            <text:p>-0.112165178571429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687466948704389" calcext:value-type="float">
            <text:p>0.068746694870439</text:p>
          </table:table-cell>
          <table:table-cell office:value-type="float" office:value="-0.0608143839238498" calcext:value-type="float">
            <text:p>-0.06081438392385</text:p>
          </table:table-cell>
          <table:table-cell office:value-type="float" office:value="-0.163405605499736" calcext:value-type="float">
            <text:p>-0.163405605499736</text:p>
          </table:table-cell>
          <table:table-cell office:value-type="float" office:value="-0.349550502379693" calcext:value-type="float">
            <text:p>-0.349550502379693</text:p>
          </table:table-cell>
          <table:table-cell office:value-type="float" office:value="-0.446853516657853" calcext:value-type="float">
            <text:p>-0.446853516657853</text:p>
          </table:table-cell>
          <table:table-cell office:value-type="float" office:value="-0.121099947117927" calcext:value-type="float">
            <text:p>-0.1210999471179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668341708542714" calcext:value-type="float">
            <text:p>0.066834170854271</text:p>
          </table:table-cell>
          <table:table-cell office:value-type="float" office:value="-0.0597989949748744" calcext:value-type="float">
            <text:p>-0.059798994974874</text:p>
          </table:table-cell>
          <table:table-cell office:value-type="float" office:value="-0.163316582914573" calcext:value-type="float">
            <text:p>-0.163316582914573</text:p>
          </table:table-cell>
          <table:table-cell office:value-type="float" office:value="-0.340201005025126" calcext:value-type="float">
            <text:p>-0.340201005025126</text:p>
          </table:table-cell>
          <table:table-cell office:value-type="float" office:value="-0.44070351758794" calcext:value-type="float">
            <text:p>-0.44070351758794</text:p>
          </table:table-cell>
          <table:table-cell office:value-type="float" office:value="-0.123115577889447" calcext:value-type="float">
            <text:p>-0.123115577889447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0698898994734323" calcext:value-type="float">
            <text:p>0.069889899473432</text:p>
          </table:table-cell>
          <table:table-cell office:value-type="float" office:value="-0.0584011488750598" calcext:value-type="float">
            <text:p>-0.05840114887506</text:p>
          </table:table-cell>
          <table:table-cell office:value-type="float" office:value="-0.157970320727621" calcext:value-type="float">
            <text:p>-0.157970320727621</text:p>
          </table:table-cell>
          <table:table-cell office:value-type="float" office:value="-0.334131163235998" calcext:value-type="float">
            <text:p>-0.334131163235998</text:p>
          </table:table-cell>
          <table:table-cell office:value-type="float" office:value="-0.433700335088559" calcext:value-type="float">
            <text:p>-0.433700335088559</text:p>
          </table:table-cell>
          <table:table-cell office:value-type="float" office:value="-0.127333652465294" calcext:value-type="float">
            <text:p>-0.127333652465294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06672760511883" calcext:value-type="float">
            <text:p>0.06672760511883</text:p>
          </table:table-cell>
          <table:table-cell office:value-type="float" office:value="-0.056672760511883" calcext:value-type="float">
            <text:p>-0.056672760511883</text:p>
          </table:table-cell>
          <table:table-cell office:value-type="float" office:value="-0.155393053016453" calcext:value-type="float">
            <text:p>-0.155393053016453</text:p>
          </table:table-cell>
          <table:table-cell office:value-type="float" office:value="-0.327239488117002" calcext:value-type="float">
            <text:p>-0.327239488117002</text:p>
          </table:table-cell>
          <table:table-cell office:value-type="float" office:value="-0.429616087751371" calcext:value-type="float">
            <text:p>-0.429616087751371</text:p>
          </table:table-cell>
          <table:table-cell office:value-type="float" office:value="-0.13345521023766" calcext:value-type="float">
            <text:p>-0.1334552102376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0668998688237866" calcext:value-type="float">
            <text:p>0.066899868823787</text:p>
          </table:table-cell>
          <table:table-cell office:value-type="float" office:value="-0.0559685177087888" calcext:value-type="float">
            <text:p>-0.055968517708789</text:p>
          </table:table-cell>
          <table:table-cell office:value-type="float" office:value="-0.15041539134237" calcext:value-type="float">
            <text:p>-0.15041539134237</text:p>
          </table:table-cell>
          <table:table-cell office:value-type="float" office:value="-0.318320944468736" calcext:value-type="float">
            <text:p>-0.318320944468736</text:p>
          </table:table-cell>
          <table:table-cell office:value-type="float" office:value="-0.419763882815916" calcext:value-type="float">
            <text:p>-0.419763882815916</text:p>
          </table:table-cell>
          <table:table-cell office:value-type="float" office:value="-0.136423261915173" calcext:value-type="float">
            <text:p>-0.136423261915173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0670578373847444" calcext:value-type="float">
            <text:p>0.067057837384744</text:p>
          </table:table-cell>
          <table:table-cell office:value-type="float" office:value="-0.0544844928751048" calcext:value-type="float">
            <text:p>-0.054484492875105</text:p>
          </table:table-cell>
          <table:table-cell office:value-type="float" office:value="-0.148365465213747" calcext:value-type="float">
            <text:p>-0.148365465213747</text:p>
          </table:table-cell>
          <table:table-cell office:value-type="float" office:value="-0.31265716680637" calcext:value-type="float">
            <text:p>-0.31265716680637</text:p>
          </table:table-cell>
          <table:table-cell office:value-type="float" office:value="-0.416596814752724" calcext:value-type="float">
            <text:p>-0.416596814752724</text:p>
          </table:table-cell>
          <table:table-cell office:value-type="float" office:value="-0.141659681475272" calcext:value-type="float">
            <text:p>-0.141659681475272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0643863179074447" calcext:value-type="float">
            <text:p>0.064386317907445</text:p>
          </table:table-cell>
          <table:table-cell office:value-type="float" office:value="-0.0531187122736418" calcext:value-type="float">
            <text:p>-0.053118712273642</text:p>
          </table:table-cell>
          <table:table-cell office:value-type="float" office:value="-0.146478873239437" calcext:value-type="float">
            <text:p>-0.146478873239437</text:p>
          </table:table-cell>
          <table:table-cell office:value-type="float" office:value="-0.310663983903421" calcext:value-type="float">
            <text:p>-0.310663983903421</text:p>
          </table:table-cell>
          <table:table-cell office:value-type="float" office:value="-0.413682092555332" calcext:value-type="float">
            <text:p>-0.413682092555332</text:p>
          </table:table-cell>
          <table:table-cell office:value-type="float" office:value="-0.146478873239437" calcext:value-type="float">
            <text:p>-0.146478873239437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.0673374613003096" calcext:value-type="float">
            <text:p>0.06733746130031</text:p>
          </table:table-cell>
          <table:table-cell office:value-type="float" office:value="-0.0526315789473684" calcext:value-type="float">
            <text:p>-0.052631578947368</text:p>
          </table:table-cell>
          <table:table-cell office:value-type="float" office:value="-0.142414860681115" calcext:value-type="float">
            <text:p>-0.142414860681115</text:p>
          </table:table-cell>
          <table:table-cell office:value-type="float" office:value="-0.303405572755418" calcext:value-type="float">
            <text:p>-0.303405572755418</text:p>
          </table:table-cell>
          <table:table-cell office:value-type="float" office:value="-0.406346749226006" calcext:value-type="float">
            <text:p>-0.406346749226006</text:p>
          </table:table-cell>
          <table:table-cell office:value-type="float" office:value="-0.142414860681115" calcext:value-type="float">
            <text:p>-0.142414860681115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.0648527767424525" calcext:value-type="float">
            <text:p>0.064852776742453</text:p>
          </table:table-cell>
          <table:table-cell office:value-type="float" office:value="-0.0514349608647037" calcext:value-type="float">
            <text:p>-0.051434960864704</text:p>
          </table:table-cell>
          <table:table-cell office:value-type="float" office:value="-0.140887066716362" calcext:value-type="float">
            <text:p>-0.140887066716362</text:p>
          </table:table-cell>
          <table:table-cell office:value-type="float" office:value="-0.298919120387626" calcext:value-type="float">
            <text:p>-0.298919120387626</text:p>
          </table:table-cell>
          <table:table-cell office:value-type="float" office:value="-0.406261647409616" calcext:value-type="float">
            <text:p>-0.406261647409616</text:p>
          </table:table-cell>
          <table:table-cell office:value-type="float" office:value="-0.140887066716362" calcext:value-type="float">
            <text:p>-0.14088706671636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.0675772825305536" calcext:value-type="float">
            <text:p>0.067577282530554</text:p>
          </table:table-cell>
          <table:table-cell office:value-type="float" office:value="-0.0510424155283968" calcext:value-type="float">
            <text:p>-0.051042415528397</text:p>
          </table:table-cell>
          <table:table-cell office:value-type="float" office:value="-0.137311286843997" calcext:value-type="float">
            <text:p>-0.137311286843997</text:p>
          </table:table-cell>
          <table:table-cell office:value-type="float" office:value="-0.292595255212078" calcext:value-type="float">
            <text:p>-0.292595255212078</text:p>
          </table:table-cell>
          <table:table-cell office:value-type="float" office:value="-0.404385334291876" calcext:value-type="float">
            <text:p>-0.404385334291876</text:p>
          </table:table-cell>
          <table:table-cell office:value-type="float" office:value="-0.137311286843997" calcext:value-type="float">
            <text:p>-0.137311286843997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.0652551197500868" calcext:value-type="float">
            <text:p>0.065255119750087</text:p>
          </table:table-cell>
          <table:table-cell office:value-type="float" office:value="-0.0499826449149601" calcext:value-type="float">
            <text:p>-0.04998264491496</text:p>
          </table:table-cell>
          <table:table-cell office:value-type="float" office:value="-0.136063866712947" calcext:value-type="float">
            <text:p>-0.136063866712947</text:p>
          </table:table-cell>
          <table:table-cell office:value-type="float" office:value="-0.288788615064214" calcext:value-type="float">
            <text:p>-0.288788615064214</text:p>
          </table:table-cell>
          <table:table-cell office:value-type="float" office:value="-0.404373481430059" calcext:value-type="float">
            <text:p>-0.404373481430059</text:p>
          </table:table-cell>
          <table:table-cell office:value-type="float" office:value="-0.136063866712947" calcext:value-type="float">
            <text:p>-0.13606386671294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.0630872483221477" calcext:value-type="float">
            <text:p>0.063087248322148</text:p>
          </table:table-cell>
          <table:table-cell office:value-type="float" office:value="-0.048993288590604" calcext:value-type="float">
            <text:p>-0.048993288590604</text:p>
          </table:table-cell>
          <table:table-cell office:value-type="float" office:value="-0.13489932885906" calcext:value-type="float">
            <text:p>-0.13489932885906</text:p>
          </table:table-cell>
          <table:table-cell office:value-type="float" office:value="-0.285234899328859" calcext:value-type="float">
            <text:p>-0.285234899328859</text:p>
          </table:table-cell>
          <table:table-cell office:value-type="float" office:value="-0.401342281879195" calcext:value-type="float">
            <text:p>-0.401342281879195</text:p>
          </table:table-cell>
          <table:table-cell office:value-type="float" office:value="-0.13489932885906" calcext:value-type="float">
            <text:p>-0.13489932885906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.0633322507307568" calcext:value-type="float">
            <text:p>0.063332250730757</text:p>
          </table:table-cell>
          <table:table-cell office:value-type="float" office:value="-0.0480675544007795" calcext:value-type="float">
            <text:p>-0.04806755440078</text:p>
          </table:table-cell>
          <table:table-cell office:value-type="float" office:value="-0.131211432283209" calcext:value-type="float">
            <text:p>-0.131211432283209</text:p>
          </table:table-cell>
          <table:table-cell office:value-type="float" office:value="-0.279311464761286" calcext:value-type="float">
            <text:p>-0.279311464761286</text:p>
          </table:table-cell>
          <table:table-cell office:value-type="float" office:value="-0.401429035401104" calcext:value-type="float">
            <text:p>-0.401429035401104</text:p>
          </table:table-cell>
          <table:table-cell office:value-type="float" office:value="-0.133809678467035" calcext:value-type="float">
            <text:p>-0.133809678467035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.0635619886721208" calcext:value-type="float">
            <text:p>0.063561988672121</text:p>
          </table:table-cell>
          <table:table-cell office:value-type="float" office:value="-0.0478288231592196" calcext:value-type="float">
            <text:p>-0.04782882315922</text:p>
          </table:table-cell>
          <table:table-cell office:value-type="float" office:value="-0.128382630585274" calcext:value-type="float">
            <text:p>-0.128382630585274</text:p>
          </table:table-cell>
          <table:table-cell office:value-type="float" office:value="-0.274386406544997" calcext:value-type="float">
            <text:p>-0.274386406544997</text:p>
          </table:table-cell>
          <table:table-cell office:value-type="float" office:value="-0.397105097545626" calcext:value-type="float">
            <text:p>-0.397105097545626</text:p>
          </table:table-cell>
          <table:table-cell office:value-type="float" office:value="-0.130899937067338" calcext:value-type="float">
            <text:p>-0.130899937067338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.0637778455904791" calcext:value-type="float">
            <text:p>0.063777845590479</text:p>
          </table:table-cell>
          <table:table-cell office:value-type="float" office:value="-0.0469942020140372" calcext:value-type="float">
            <text:p>-0.046994202014037</text:p>
          </table:table-cell>
          <table:table-cell office:value-type="float" office:value="-0.127555691180958" calcext:value-type="float">
            <text:p>-0.127555691180958</text:p>
          </table:table-cell>
          <table:table-cell office:value-type="float" office:value="-0.271589868782423" calcext:value-type="float">
            <text:p>-0.271589868782423</text:p>
          </table:table-cell>
          <table:table-cell office:value-type="float" office:value="-0.397314617027769" calcext:value-type="float">
            <text:p>-0.397314617027769</text:p>
          </table:table-cell>
          <table:table-cell office:value-type="float" office:value="-0.129996948428441" calcext:value-type="float">
            <text:p>-0.129996948428441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.0619075829383886" calcext:value-type="float">
            <text:p>0.061907582938389</text:p>
          </table:table-cell>
          <table:table-cell office:value-type="float" office:value="-0.0462085308056872" calcext:value-type="float">
            <text:p>-0.046208530805687</text:p>
          </table:table-cell>
          <table:table-cell office:value-type="float" office:value="-0.126777251184834" calcext:value-type="float">
            <text:p>-0.126777251184834</text:p>
          </table:table-cell>
          <table:table-cell office:value-type="float" office:value="-0.269549763033175" calcext:value-type="float">
            <text:p>-0.269549763033175</text:p>
          </table:table-cell>
          <table:table-cell office:value-type="float" office:value="-0.39218009478673" calcext:value-type="float">
            <text:p>-0.39218009478673</text:p>
          </table:table-cell>
          <table:table-cell office:value-type="float" office:value="-0.12914691943128" calcext:value-type="float">
            <text:p>-0.12914691943128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0.062158273381295" calcext:value-type="float">
            <text:p>0.062158273381295</text:p>
          </table:table-cell>
          <table:table-cell office:value-type="float" office:value="-0.0454676258992806" calcext:value-type="float">
            <text:p>-0.045467625899281</text:p>
          </table:table-cell>
          <table:table-cell office:value-type="float" office:value="-0.123741007194245" calcext:value-type="float">
            <text:p>-0.123741007194245</text:p>
          </table:table-cell>
          <table:table-cell office:value-type="float" office:value="-0.265611510791367" calcext:value-type="float">
            <text:p>-0.265611510791367</text:p>
          </table:table-cell>
          <table:table-cell office:value-type="float" office:value="-0.387338129496403" calcext:value-type="float">
            <text:p>-0.387338129496403</text:p>
          </table:table-cell>
          <table:table-cell office:value-type="float" office:value="-0.128345323741007" calcext:value-type="float">
            <text:p>-0.128345323741007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0.0623950755456072" calcext:value-type="float">
            <text:p>0.062395075545607</text:p>
          </table:table-cell>
          <table:table-cell office:value-type="float" office:value="-0.0453273642977057" calcext:value-type="float">
            <text:p>-0.045327364297706</text:p>
          </table:table-cell>
          <table:table-cell office:value-type="float" office:value="-0.121432568550644" calcext:value-type="float">
            <text:p>-0.121432568550644</text:p>
          </table:table-cell>
          <table:table-cell office:value-type="float" office:value="-0.263010632344712" calcext:value-type="float">
            <text:p>-0.263010632344712</text:p>
          </table:table-cell>
          <table:table-cell office:value-type="float" office:value="-0.381365416899832" calcext:value-type="float">
            <text:p>-0.381365416899832</text:p>
          </table:table-cell>
          <table:table-cell office:value-type="float" office:value="-0.125909345271405" calcext:value-type="float">
            <text:p>-0.125909345271405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0.0626191124421454" calcext:value-type="float">
            <text:p>0.062619112442145</text:p>
          </table:table-cell>
          <table:table-cell office:value-type="float" office:value="-0.0446501497413559" calcext:value-type="float">
            <text:p>-0.044650149741356</text:p>
          </table:table-cell>
          <table:table-cell office:value-type="float" office:value="-0.120882112714402" calcext:value-type="float">
            <text:p>-0.120882112714402</text:p>
          </table:table-cell>
          <table:table-cell office:value-type="float" office:value="-0.261911244214538" calcext:value-type="float">
            <text:p>-0.261911244214538</text:p>
          </table:table-cell>
          <table:table-cell office:value-type="float" office:value="-0.379526272801525" calcext:value-type="float">
            <text:p>-0.379526272801525</text:p>
          </table:table-cell>
          <table:table-cell office:value-type="float" office:value="-0.125238224884291" calcext:value-type="float">
            <text:p>-0.125238224884291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0.0609756097560976" calcext:value-type="float">
            <text:p>0.060975609756098</text:p>
          </table:table-cell>
          <table:table-cell office:value-type="float" office:value="-0.0440084835630965" calcext:value-type="float">
            <text:p>-0.044008483563097</text:p>
          </table:table-cell>
          <table:table-cell office:value-type="float" office:value="-0.118239660657476" calcext:value-type="float">
            <text:p>-0.118239660657476</text:p>
          </table:table-cell>
          <table:table-cell office:value-type="float" office:value="-0.258483563096501" calcext:value-type="float">
            <text:p>-0.258483563096501</text:p>
          </table:table-cell>
          <table:table-cell office:value-type="float" office:value="-0.375397667020148" calcext:value-type="float">
            <text:p>-0.375397667020148</text:p>
          </table:table-cell>
          <table:table-cell office:value-type="float" office:value="-0.124602332979852" calcext:value-type="float">
            <text:p>-0.124602332979852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0.0612244897959183" calcext:value-type="float">
            <text:p>0.061224489795918</text:p>
          </table:table-cell>
          <table:table-cell office:value-type="float" office:value="-0.0433996383363472" calcext:value-type="float">
            <text:p>-0.043399638336347</text:p>
          </table:table-cell>
          <table:table-cell office:value-type="float" office:value="-0.117799018341514" calcext:value-type="float">
            <text:p>-0.117799018341514</text:p>
          </table:table-cell>
          <table:table-cell office:value-type="float" office:value="-0.257556187031775" calcext:value-type="float">
            <text:p>-0.257556187031775</text:p>
          </table:table-cell>
          <table:table-cell office:value-type="float" office:value="-0.371480237664686" calcext:value-type="float">
            <text:p>-0.371480237664686</text:p>
          </table:table-cell>
          <table:table-cell office:value-type="float" office:value="-0.123998966675278" calcext:value-type="float">
            <text:p>-0.123998966675278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0.0596977329974811" calcext:value-type="float">
            <text:p>0.059697732997481</text:p>
          </table:table-cell>
          <table:table-cell office:value-type="float" office:value="-0.0428211586901763" calcext:value-type="float">
            <text:p>-0.042821158690176</text:p>
          </table:table-cell>
          <table:table-cell office:value-type="float" office:value="-0.117380352644836" calcext:value-type="float">
            <text:p>-0.117380352644836</text:p>
          </table:table-cell>
          <table:table-cell office:value-type="float" office:value="-0.2544080604534" calcext:value-type="float">
            <text:p>-0.2544080604534</text:p>
          </table:table-cell>
          <table:table-cell office:value-type="float" office:value="-0.367758186397985" calcext:value-type="float">
            <text:p>-0.367758186397985</text:p>
          </table:table-cell>
          <table:table-cell office:value-type="float" office:value="-0.123425692695214" calcext:value-type="float">
            <text:p>-0.123425692695214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0.0599655935119194" calcext:value-type="float">
            <text:p>0.059965593511919</text:p>
          </table:table-cell>
          <table:table-cell office:value-type="float" office:value="-0.0422708282133202" calcext:value-type="float">
            <text:p>-0.04227082821332</text:p>
          </table:table-cell>
          <table:table-cell office:value-type="float" office:value="-0.115015974440895" calcext:value-type="float">
            <text:p>-0.115015974440895</text:p>
          </table:table-cell>
          <table:table-cell office:value-type="float" office:value="-0.253624969279921" calcext:value-type="float">
            <text:p>-0.253624969279921</text:p>
          </table:table-cell>
          <table:table-cell office:value-type="float" office:value="-0.366429098058491" calcext:value-type="float">
            <text:p>-0.366429098058491</text:p>
          </table:table-cell>
          <table:table-cell office:value-type="float" office:value="-0.122880314573605" calcext:value-type="float">
            <text:p>-0.122880314573605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0.0580614203454895" calcext:value-type="float">
            <text:p>0.05806142034549</text:p>
          </table:table-cell>
          <table:table-cell office:value-type="float" office:value="-0.041746641074856" calcext:value-type="float">
            <text:p>-0.041746641074856</text:p>
          </table:table-cell>
          <table:table-cell office:value-type="float" office:value="-0.11468330134357" calcext:value-type="float">
            <text:p>-0.11468330134357</text:p>
          </table:table-cell>
          <table:table-cell office:value-type="float" office:value="-0.250719769673704" calcext:value-type="float">
            <text:p>-0.250719769673704</text:p>
          </table:table-cell>
          <table:table-cell office:value-type="float" office:value="-0.363003838771593" calcext:value-type="float">
            <text:p>-0.363003838771593</text:p>
          </table:table-cell>
          <table:table-cell office:value-type="float" office:value="-0.122360844529751" calcext:value-type="float">
            <text:p>-0.122360844529751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0.0581204593391141" calcext:value-type="float">
            <text:p>0.058120459339114</text:p>
          </table:table-cell>
          <table:table-cell office:value-type="float" office:value="-0.0412467775955004" calcext:value-type="float">
            <text:p>-0.0412467775955</text:p>
          </table:table-cell>
          <table:table-cell office:value-type="float" office:value="-0.112491211624092" calcext:value-type="float">
            <text:p>-0.112491211624092</text:p>
          </table:table-cell>
          <table:table-cell office:value-type="float" office:value="-0.247949378954769" calcext:value-type="float">
            <text:p>-0.247949378954769</text:p>
          </table:table-cell>
          <table:table-cell office:value-type="float" office:value="-0.35973752050621" calcext:value-type="float">
            <text:p>-0.35973752050621</text:p>
          </table:table-cell>
          <table:table-cell office:value-type="float" office:value="-0.119990625732365" calcext:value-type="float">
            <text:p>-0.119990625732365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0.0581768208886853" calcext:value-type="float">
            <text:p>0.058176820888685</text:p>
          </table:table-cell>
          <table:table-cell office:value-type="float" office:value="-0.0407695831424645" calcext:value-type="float">
            <text:p>-0.040769583142465</text:p>
          </table:table-cell>
          <table:table-cell office:value-type="float" office:value="-0.112230874942739" calcext:value-type="float">
            <text:p>-0.112230874942739</text:p>
          </table:table-cell>
          <table:table-cell office:value-type="float" office:value="-0.247366010077874" calcext:value-type="float">
            <text:p>-0.247366010077874</text:p>
          </table:table-cell>
          <table:table-cell office:value-type="float" office:value="-0.358680714612918" calcext:value-type="float">
            <text:p>-0.358680714612918</text:p>
          </table:table-cell>
          <table:table-cell office:value-type="float" office:value="-0.119560238204306" calcext:value-type="float">
            <text:p>-0.119560238204306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0.0564389697648376" calcext:value-type="float">
            <text:p>0.056438969764838</text:p>
          </table:table-cell>
          <table:table-cell office:value-type="float" office:value="-0.0403135498320269" calcext:value-type="float">
            <text:p>-0.040313549832027</text:p>
          </table:table-cell>
          <table:table-cell office:value-type="float" office:value="-0.110190369540873" calcext:value-type="float">
            <text:p>-0.110190369540873</text:p>
          </table:table-cell>
          <table:table-cell office:value-type="float" office:value="-0.244792833146696" calcext:value-type="float">
            <text:p>-0.244792833146696</text:p>
          </table:table-cell>
          <table:table-cell office:value-type="float" office:value="-0.35565509518477" calcext:value-type="float">
            <text:p>-0.35565509518477</text:p>
          </table:table-cell>
          <table:table-cell office:value-type="float" office:value="-0.119148936170213" calcext:value-type="float">
            <text:p>-0.119148936170213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0.0578439964943033" calcext:value-type="float">
            <text:p>0.057843996494303</text:p>
          </table:table-cell>
          <table:table-cell office:value-type="float" office:value="-0.0403155127081507" calcext:value-type="float">
            <text:p>-0.040315512708151</text:p>
          </table:table-cell>
          <table:table-cell office:value-type="float" office:value="-0.108676599474146" calcext:value-type="float">
            <text:p>-0.108676599474146</text:p>
          </table:table-cell>
          <table:table-cell office:value-type="float" office:value="-0.243207712532866" calcext:value-type="float">
            <text:p>-0.243207712532866</text:p>
          </table:table-cell>
          <table:table-cell office:value-type="float" office:value="-0.351665205959684" calcext:value-type="float">
            <text:p>-0.351665205959684</text:p>
          </table:table-cell>
          <table:table-cell office:value-type="float" office:value="-0.117440841367222" calcext:value-type="float">
            <text:p>-0.117440841367222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0.0561870040746301" calcext:value-type="float">
            <text:p>0.05618700407463</text:p>
          </table:table-cell>
          <table:table-cell office:value-type="float" office:value="-0.0398884838087068" calcext:value-type="float">
            <text:p>-0.039888483808707</text:p>
          </table:table-cell>
          <table:table-cell office:value-type="float" office:value="-0.106798198584602" calcext:value-type="float">
            <text:p>-0.106798198584602</text:p>
          </table:table-cell>
          <table:table-cell office:value-type="float" office:value="-0.240832082350418" calcext:value-type="float">
            <text:p>-0.240832082350418</text:p>
          </table:table-cell>
          <table:table-cell office:value-type="float" office:value="-0.348917006219172" calcext:value-type="float">
            <text:p>-0.348917006219172</text:p>
          </table:table-cell>
          <table:table-cell office:value-type="float" office:value="-0.117092000857817" calcext:value-type="float">
            <text:p>-0.117092000857817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0.0562788744225115" calcext:value-type="float">
            <text:p>0.056278874422512</text:p>
          </table:table-cell>
          <table:table-cell office:value-type="float" office:value="-0.0394792104157917" calcext:value-type="float">
            <text:p>-0.039479210415792</text:p>
          </table:table-cell>
          <table:table-cell office:value-type="float" office:value="-0.106677866442671" calcext:value-type="float">
            <text:p>-0.106677866442671</text:p>
          </table:table-cell>
          <table:table-cell office:value-type="float" office:value="-0.238555228895422" calcext:value-type="float">
            <text:p>-0.238555228895422</text:p>
          </table:table-cell>
          <table:table-cell office:value-type="float" office:value="-0.346283074338513" calcext:value-type="float">
            <text:p>-0.346283074338513</text:p>
          </table:table-cell>
          <table:table-cell office:value-type="float" office:value="-0.116757664846703" calcext:value-type="float">
            <text:p>-0.116757664846703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0.0563670026743468" calcext:value-type="float">
            <text:p>0.056367002674347</text:p>
          </table:table-cell>
          <table:table-cell office:value-type="float" office:value="-0.0390866076938901" calcext:value-type="float">
            <text:p>-0.03908660769389</text:p>
          </table:table-cell>
          <table:table-cell office:value-type="float" office:value="-0.104916683809916" calcext:value-type="float">
            <text:p>-0.104916683809916</text:p>
          </table:table-cell>
          <table:table-cell office:value-type="float" office:value="-0.236371117054104" calcext:value-type="float">
            <text:p>-0.236371117054104</text:p>
          </table:table-cell>
          <table:table-cell office:value-type="float" office:value="-0.345607899609134" calcext:value-type="float">
            <text:p>-0.345607899609134</text:p>
          </table:table-cell>
          <table:table-cell office:value-type="float" office:value="-0.11643694713022" calcext:value-type="float">
            <text:p>-0.1164369471302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.0548387096774194" calcext:value-type="float">
            <text:p>0.054838709677419</text:p>
          </table:table-cell>
          <table:table-cell office:value-type="float" office:value="-0.0387096774193548" calcext:value-type="float">
            <text:p>-0.038709677419355</text:p>
          </table:table-cell>
          <table:table-cell office:value-type="float" office:value="-0.103225806451613" calcext:value-type="float">
            <text:p>-0.103225806451613</text:p>
          </table:table-cell>
          <table:table-cell office:value-type="float" office:value="-0.236088709677419" calcext:value-type="float">
            <text:p>-0.236088709677419</text:p>
          </table:table-cell>
          <table:table-cell office:value-type="float" office:value="-0.343145161290323" calcext:value-type="float">
            <text:p>-0.343145161290323</text:p>
          </table:table-cell>
          <table:table-cell office:value-type="float" office:value="-0.116129032258065" calcext:value-type="float">
            <text:p>-0.116129032258065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0.0549515714568097" calcext:value-type="float">
            <text:p>0.05495157145681</text:p>
          </table:table-cell>
          <table:table-cell office:value-type="float" office:value="-0.0383474995058312" calcext:value-type="float">
            <text:p>-0.038347499505831</text:p>
          </table:table-cell>
          <table:table-cell office:value-type="float" office:value="-0.103182447123938" calcext:value-type="float">
            <text:p>-0.103182447123938</text:p>
          </table:table-cell>
          <table:table-cell office:value-type="float" office:value="-0.234038347499506" calcext:value-type="float">
            <text:p>-0.234038347499506</text:p>
          </table:table-cell>
          <table:table-cell office:value-type="float" office:value="-0.34077881004151" calcext:value-type="float">
            <text:p>-0.34077881004151</text:p>
          </table:table-cell>
          <table:table-cell office:value-type="float" office:value="-0.115833168610397" calcext:value-type="float">
            <text:p>-0.115833168610397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0.0535091120589376" calcext:value-type="float">
            <text:p>0.053509112058938</text:p>
          </table:table-cell>
          <table:table-cell office:value-type="float" office:value="-0.0379992245056223" calcext:value-type="float">
            <text:p>-0.037999224505622</text:p>
          </table:table-cell>
          <table:table-cell office:value-type="float" office:value="-0.101589763474215" calcext:value-type="float">
            <text:p>-0.101589763474215</text:p>
          </table:table-cell>
          <table:table-cell office:value-type="float" office:value="-0.232066692516479" calcext:value-type="float">
            <text:p>-0.232066692516479</text:p>
          </table:table-cell>
          <table:table-cell office:value-type="float" office:value="-0.338503295851105" calcext:value-type="float">
            <text:p>-0.338503295851105</text:p>
          </table:table-cell>
          <table:table-cell office:value-type="float" office:value="-0.115548662272199" calcext:value-type="float">
            <text:p>-0.115548662272199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0.0536427620315769" calcext:value-type="float">
            <text:p>0.053642762031577</text:p>
          </table:table-cell>
          <table:table-cell office:value-type="float" office:value="-0.0376640669583413" calcext:value-type="float">
            <text:p>-0.037664066958341</text:p>
          </table:table-cell>
          <table:table-cell office:value-type="float" office:value="-0.100057066768119" calcext:value-type="float">
            <text:p>-0.100057066768119</text:p>
          </table:table-cell>
          <table:table-cell office:value-type="float" office:value="-0.230169298078752" calcext:value-type="float">
            <text:p>-0.230169298078752</text:p>
          </table:table-cell>
          <table:table-cell office:value-type="float" office:value="-0.336313486779532" calcext:value-type="float">
            <text:p>-0.336313486779532</text:p>
          </table:table-cell>
          <table:table-cell office:value-type="float" office:value="-0.115274871599772" calcext:value-type="float">
            <text:p>-0.115274871599772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0.0511575802837939" calcext:value-type="float">
            <text:p>0.051157580283794</text:p>
          </table:table-cell>
          <table:table-cell office:value-type="float" office:value="-0.0369678864824496" calcext:value-type="float">
            <text:p>-0.03696788648245</text:p>
          </table:table-cell>
          <table:table-cell office:value-type="float" office:value="-0.101194921583271" calcext:value-type="float">
            <text:p>-0.101194921583271</text:p>
          </table:table-cell>
          <table:table-cell office:value-type="float" office:value="-0.229275578790142" calcext:value-type="float">
            <text:p>-0.229275578790142</text:p>
          </table:table-cell>
          <table:table-cell office:value-type="float" office:value="-0.335138162808066" calcext:value-type="float">
            <text:p>-0.335138162808066</text:p>
          </table:table-cell>
          <table:table-cell office:value-type="float" office:value="-0.116691560866318" calcext:value-type="float">
            <text:p>-0.116691560866318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0.0513290559120073" calcext:value-type="float">
            <text:p>0.051329055912007</text:p>
          </table:table-cell>
          <table:table-cell office:value-type="float" office:value="-0.0366636113657195" calcext:value-type="float">
            <text:p>-0.03666361136572</text:p>
          </table:table-cell>
          <table:table-cell office:value-type="float" office:value="-0.0997250229147571" calcext:value-type="float">
            <text:p>-0.099725022914757</text:p>
          </table:table-cell>
          <table:table-cell office:value-type="float" office:value="-0.22749770852429" calcext:value-type="float">
            <text:p>-0.22749770852429</text:p>
          </table:table-cell>
          <table:table-cell office:value-type="float" office:value="-0.334738771769019" calcext:value-type="float">
            <text:p>-0.334738771769019</text:p>
          </table:table-cell>
          <table:table-cell office:value-type="float" office:value="-0.116956920256645" calcext:value-type="float">
            <text:p>-0.116956920256645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0.0514944184371624" calcext:value-type="float">
            <text:p>0.051494418437162</text:p>
          </table:table-cell>
          <table:table-cell office:value-type="float" office:value="-0.0363701836514224" calcext:value-type="float">
            <text:p>-0.036370183651422</text:p>
          </table:table-cell>
          <table:table-cell office:value-type="float" office:value="-0.0997479294202377" calcext:value-type="float">
            <text:p>-0.099747929420238</text:p>
          </table:table-cell>
          <table:table-cell office:value-type="float" office:value="-0.227403673028448" calcext:value-type="float">
            <text:p>-0.227403673028448</text:p>
          </table:table-cell>
          <table:table-cell office:value-type="float" office:value="-0.33273316528628" calcext:value-type="float">
            <text:p>-0.33273316528628</text:p>
          </table:table-cell>
          <table:table-cell office:value-type="float" office:value="-0.117212819589485" calcext:value-type="float">
            <text:p>-0.117212819589485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0.0502388112506634" calcext:value-type="float">
            <text:p>0.050238811250663</text:p>
          </table:table-cell>
          <table:table-cell office:value-type="float" office:value="-0.0360870334335751" calcext:value-type="float">
            <text:p>-0.036087033433575</text:p>
          </table:table-cell>
          <table:table-cell office:value-type="float" office:value="-0.0983548558287635" calcext:value-type="float">
            <text:p>-0.098354855828764</text:p>
          </table:table-cell>
          <table:table-cell office:value-type="float" office:value="-0.225720856182558" calcext:value-type="float">
            <text:p>-0.225720856182558</text:p>
          </table:table-cell>
          <table:table-cell office:value-type="float" office:value="-0.330797806474438" calcext:value-type="float">
            <text:p>-0.330797806474438</text:p>
          </table:table-cell>
          <table:table-cell office:value-type="float" office:value="-0.117459755881833" calcext:value-type="float">
            <text:p>-0.117459755881833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0.0504172461752434" calcext:value-type="float">
            <text:p>0.050417246175243</text:p>
          </table:table-cell>
          <table:table-cell office:value-type="float" office:value="-0.0358136300417246" calcext:value-type="float">
            <text:p>-0.035813630041725</text:p>
          </table:table-cell>
          <table:table-cell office:value-type="float" office:value="-0.0973574408901252" calcext:value-type="float">
            <text:p>-0.097357440890125</text:p>
          </table:table-cell>
          <table:table-cell office:value-type="float" office:value="-0.224095966620306" calcext:value-type="float">
            <text:p>-0.224095966620306</text:p>
          </table:table-cell>
          <table:table-cell office:value-type="float" office:value="-0.328929068150209" calcext:value-type="float">
            <text:p>-0.328929068150209</text:p>
          </table:table-cell>
          <table:table-cell office:value-type="float" office:value="-0.117698191933241" calcext:value-type="float">
            <text:p>-0.117698191933241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0.0492223551529653" calcext:value-type="float">
            <text:p>0.049222355152965</text:p>
          </table:table-cell>
          <table:table-cell office:value-type="float" office:value="-0.035549478721586" calcext:value-type="float">
            <text:p>-0.035549478721586</text:p>
          </table:table-cell>
          <table:table-cell office:value-type="float" office:value="-0.0963937788412237" calcext:value-type="float">
            <text:p>-0.096393778841224</text:p>
          </table:table-cell>
          <table:table-cell office:value-type="float" office:value="-0.222526063920697" calcext:value-type="float">
            <text:p>-0.222526063920697</text:p>
          </table:table-cell>
          <table:table-cell office:value-type="float" office:value="-0.328661767219279" calcext:value-type="float">
            <text:p>-0.328661767219279</text:p>
          </table:table-cell>
          <table:table-cell office:value-type="float" office:value="-0.117928559220646" calcext:value-type="float">
            <text:p>-0.117928559220646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0494117647058824" calcext:value-type="float">
            <text:p>0.049411764705882</text:p>
          </table:table-cell>
          <table:table-cell office:value-type="float" office:value="-0.0352941176470588" calcext:value-type="float">
            <text:p>-0.035294117647059</text:p>
          </table:table-cell>
          <table:table-cell office:value-type="float" office:value="-0.0969747899159664" calcext:value-type="float">
            <text:p>-0.096974789915966</text:p>
          </table:table-cell>
          <table:table-cell office:value-type="float" office:value="-0.221008403361344" calcext:value-type="float">
            <text:p>-0.221008403361344</text:p>
          </table:table-cell>
          <table:table-cell office:value-type="float" office:value="-0.326890756302521" calcext:value-type="float">
            <text:p>-0.326890756302521</text:p>
          </table:table-cell>
          <table:table-cell office:value-type="float" office:value="-0.118151260504202" calcext:value-type="float">
            <text:p>-0.118151260504202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0.0495949743759299" calcext:value-type="float">
            <text:p>0.04959497437593</text:p>
          </table:table-cell>
          <table:table-cell office:value-type="float" office:value="-0.0350471152256571" calcext:value-type="float">
            <text:p>-0.035047115225657</text:p>
          </table:table-cell>
          <table:table-cell office:value-type="float" office:value="-0.0960489337080509" calcext:value-type="float">
            <text:p>-0.096048933708051</text:p>
          </table:table-cell>
          <table:table-cell office:value-type="float" office:value="-0.219540419904116" calcext:value-type="float">
            <text:p>-0.219540419904116</text:p>
          </table:table-cell>
          <table:table-cell office:value-type="float" office:value="-0.325177715324847" calcext:value-type="float">
            <text:p>-0.325177715324847</text:p>
          </table:table-cell>
          <table:table-cell office:value-type="float" office:value="-0.118366672177219" calcext:value-type="float">
            <text:p>-0.118366672177219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0.0484710474951204" calcext:value-type="float">
            <text:p>0.04847104749512</text:p>
          </table:table-cell>
          <table:table-cell office:value-type="float" office:value="-0.0348080676642811" calcext:value-type="float">
            <text:p>-0.034808067664281</text:p>
          </table:table-cell>
          <table:table-cell office:value-type="float" office:value="-0.095152895250488" calcext:value-type="float">
            <text:p>-0.095152895250488</text:p>
          </table:table-cell>
          <table:table-cell office:value-type="float" office:value="-0.218119713728042" calcext:value-type="float">
            <text:p>-0.218119713728042</text:p>
          </table:table-cell>
          <table:table-cell office:value-type="float" office:value="-0.323519843851659" calcext:value-type="float">
            <text:p>-0.323519843851659</text:p>
          </table:table-cell>
          <table:table-cell office:value-type="float" office:value="-0.11857514638907" calcext:value-type="float">
            <text:p>-0.11857514638907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0.0486633584120378" calcext:value-type="float">
            <text:p>0.048663358412038</text:p>
          </table:table-cell>
          <table:table-cell office:value-type="float" office:value="-0.0345765967664479" calcext:value-type="float">
            <text:p>-0.034576596766448</text:p>
          </table:table-cell>
          <table:table-cell office:value-type="float" office:value="-0.0957259484552585" calcext:value-type="float">
            <text:p>-0.095725948455259</text:p>
          </table:table-cell>
          <table:table-cell office:value-type="float" office:value="-0.216744037137826" calcext:value-type="float">
            <text:p>-0.216744037137826</text:p>
          </table:table-cell>
          <table:table-cell office:value-type="float" office:value="-0.321914518969105" calcext:value-type="float">
            <text:p>-0.321914518969105</text:p>
          </table:table-cell>
          <table:table-cell office:value-type="float" office:value="-0.118777012966224" calcext:value-type="float">
            <text:p>-0.118777012966224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0.0488496690828869" calcext:value-type="float">
            <text:p>0.048849669082887</text:p>
          </table:table-cell>
          <table:table-cell office:value-type="float" office:value="-0.0343523479357075" calcext:value-type="float">
            <text:p>-0.034352347935708</text:p>
          </table:table-cell>
          <table:table-cell office:value-type="float" office:value="-0.0948629057674126" calcext:value-type="float">
            <text:p>-0.094862905767413</text:p>
          </table:table-cell>
          <table:table-cell office:value-type="float" office:value="-0.215411282697762" calcext:value-type="float">
            <text:p>-0.215411282697762</text:p>
          </table:table-cell>
          <table:table-cell office:value-type="float" office:value="-0.320359281437126" calcext:value-type="float">
            <text:p>-0.320359281437126</text:p>
          </table:table-cell>
          <table:table-cell office:value-type="float" office:value="-0.118972581153483" calcext:value-type="float">
            <text:p>-0.118972581153483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0.047788983708301" calcext:value-type="float">
            <text:p>0.047788983708301</text:p>
          </table:table-cell>
          <table:table-cell office:value-type="float" office:value="-0.0341349883630721" calcext:value-type="float">
            <text:p>-0.034134988363072</text:p>
          </table:table-cell>
          <table:table-cell office:value-type="float" office:value="-0.0940263770364624" calcext:value-type="float">
            <text:p>-0.094026377036462</text:p>
          </table:table-cell>
          <table:table-cell office:value-type="float" office:value="-0.214119472459271" calcext:value-type="float">
            <text:p>-0.214119472459271</text:p>
          </table:table-cell>
          <table:table-cell office:value-type="float" office:value="-0.318851823118697" calcext:value-type="float">
            <text:p>-0.318851823118697</text:p>
          </table:table-cell>
          <table:table-cell office:value-type="float" office:value="-0.119162141194725" calcext:value-type="float">
            <text:p>-0.119162141194725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0.0470660146699267" calcext:value-type="float">
            <text:p>0.047066014669927</text:p>
          </table:table-cell>
          <table:table-cell office:value-type="float" office:value="-0.0336185819070905" calcext:value-type="float">
            <text:p>-0.033618581907091</text:p>
          </table:table-cell>
          <table:table-cell office:value-type="float" office:value="-0.093979217603912" calcext:value-type="float">
            <text:p>-0.093979217603912</text:p>
          </table:table-cell>
          <table:table-cell office:value-type="float" office:value="-0.213630806845966" calcext:value-type="float">
            <text:p>-0.213630806845966</text:p>
          </table:table-cell>
          <table:table-cell office:value-type="float" office:value="-0.316778728606357" calcext:value-type="float">
            <text:p>-0.316778728606357</text:p>
          </table:table-cell>
          <table:table-cell office:value-type="float" office:value="-0.120110024449878" calcext:value-type="float">
            <text:p>-0.120110024449878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0.0472678006924582" calcext:value-type="float">
            <text:p>0.047267800692458</text:p>
          </table:table-cell>
          <table:table-cell office:value-type="float" office:value="-0.0334186361583622" calcext:value-type="float">
            <text:p>-0.033418636158362</text:p>
          </table:table-cell>
          <table:table-cell office:value-type="float" office:value="-0.0945356013849164" calcext:value-type="float">
            <text:p>-0.094535601384916</text:p>
          </table:table-cell>
          <table:table-cell office:value-type="float" office:value="-0.212404034321843" calcext:value-type="float">
            <text:p>-0.212404034321843</text:p>
          </table:table-cell>
          <table:table-cell office:value-type="float" office:value="-0.315369561944904" calcext:value-type="float">
            <text:p>-0.315369561944904</text:p>
          </table:table-cell>
          <table:table-cell office:value-type="float" office:value="-0.120276983290682" calcext:value-type="float">
            <text:p>-0.120276983290682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0.0462770691189558" calcext:value-type="float">
            <text:p>0.046277069118956</text:p>
          </table:table-cell>
          <table:table-cell office:value-type="float" office:value="-0.0332245624443785" calcext:value-type="float">
            <text:p>-0.033224562444379</text:p>
          </table:table-cell>
          <table:table-cell office:value-type="float" office:value="-0.0937407297537823" calcext:value-type="float">
            <text:p>-0.093740729753782</text:p>
          </table:table-cell>
          <table:table-cell office:value-type="float" office:value="-0.211213289824978" calcext:value-type="float">
            <text:p>-0.211213289824978</text:p>
          </table:table-cell>
          <table:table-cell office:value-type="float" office:value="-0.312666864431919" calcext:value-type="float">
            <text:p>-0.312666864431919</text:p>
          </table:table-cell>
          <table:table-cell office:value-type="float" office:value="-0.120439038860872" calcext:value-type="float">
            <text:p>-0.120439038860872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0.0464844321005701" calcext:value-type="float">
            <text:p>0.04648443210057</text:p>
          </table:table-cell>
          <table:table-cell office:value-type="float" office:value="-0.0330361058324806" calcext:value-type="float">
            <text:p>-0.033036105832481</text:p>
          </table:table-cell>
          <table:table-cell office:value-type="float" office:value="-0.0929688642011402" calcext:value-type="float">
            <text:p>-0.09296886420114</text:p>
          </table:table-cell>
          <table:table-cell office:value-type="float" office:value="-0.21005700920918" calcext:value-type="float">
            <text:p>-0.21005700920918</text:p>
          </table:table-cell>
          <table:table-cell office:value-type="float" office:value="-0.310042391463236" calcext:value-type="float">
            <text:p>-0.310042391463236</text:p>
          </table:table-cell>
          <table:table-cell office:value-type="float" office:value="-0.120596404034498" calcext:value-type="float">
            <text:p>-0.120596404034498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0.046685878962536" calcext:value-type="float">
            <text:p>0.046685878962536</text:p>
          </table:table-cell>
          <table:table-cell office:value-type="float" office:value="-0.0328530259365994" calcext:value-type="float">
            <text:p>-0.032853025936599</text:p>
          </table:table-cell>
          <table:table-cell office:value-type="float" office:value="-0.0922190201729107" calcext:value-type="float">
            <text:p>-0.092219020172911</text:p>
          </table:table-cell>
          <table:table-cell office:value-type="float" office:value="-0.207636887608069" calcext:value-type="float">
            <text:p>-0.207636887608069</text:p>
          </table:table-cell>
          <table:table-cell office:value-type="float" office:value="-0.30878962536023" calcext:value-type="float">
            <text:p>-0.30878962536023</text:p>
          </table:table-cell>
          <table:table-cell office:value-type="float" office:value="-0.120749279538905" calcext:value-type="float">
            <text:p>-0.120749279538905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0.0457451342520244" calcext:value-type="float">
            <text:p>0.045745134252024</text:p>
          </table:table-cell>
          <table:table-cell office:value-type="float" office:value="-0.0326750958943032" calcext:value-type="float">
            <text:p>-0.032675095894303</text:p>
          </table:table-cell>
          <table:table-cell office:value-type="float" office:value="-0.0914902685040489" calcext:value-type="float">
            <text:p>-0.091490268504049</text:p>
          </table:table-cell>
          <table:table-cell office:value-type="float" office:value="-0.206563432305725" calcext:value-type="float">
            <text:p>-0.206563432305725</text:p>
          </table:table-cell>
          <table:table-cell office:value-type="float" office:value="-0.306293507600511" calcext:value-type="float">
            <text:p>-0.306293507600511</text:p>
          </table:table-cell>
          <table:table-cell office:value-type="float" office:value="-0.120897854808922" calcext:value-type="float">
            <text:p>-0.120897854808922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0.0451106752591763" calcext:value-type="float">
            <text:p>0.045110675259176</text:p>
          </table:table-cell>
          <table:table-cell office:value-type="float" office:value="-0.0322219108994116" calcext:value-type="float">
            <text:p>-0.032221910899412</text:p>
          </table:table-cell>
          <table:table-cell office:value-type="float" office:value="-0.0914822079013729" calcext:value-type="float">
            <text:p>-0.091482207901373</text:p>
          </table:table-cell>
          <table:table-cell office:value-type="float" office:value="-0.206220229756234" calcext:value-type="float">
            <text:p>-0.206220229756234</text:p>
          </table:table-cell>
          <table:table-cell office:value-type="float" office:value="-0.30582796301485" calcext:value-type="float">
            <text:p>-0.30582796301485</text:p>
          </table:table-cell>
          <table:table-cell office:value-type="float" office:value="-0.121742785093864" calcext:value-type="float">
            <text:p>-0.121742785093864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0.0442172170789001" calcext:value-type="float">
            <text:p>0.0442172170789</text:p>
          </table:table-cell>
          <table:table-cell office:value-type="float" office:value="-0.0320574823822026" calcext:value-type="float">
            <text:p>-0.032057482382203</text:p>
          </table:table-cell>
          <table:table-cell office:value-type="float" office:value="-0.0920270830454609" calcext:value-type="float">
            <text:p>-0.092027083045461</text:p>
          </table:table-cell>
          <table:table-cell office:value-type="float" office:value="-0.205195523006771" calcext:value-type="float">
            <text:p>-0.205195523006771</text:p>
          </table:table-cell>
          <table:table-cell office:value-type="float" office:value="-0.303440652203952" calcext:value-type="float">
            <text:p>-0.303440652203952</text:p>
          </table:table-cell>
          <table:table-cell office:value-type="float" office:value="-0.121873704573718" calcext:value-type="float">
            <text:p>-0.121873704573718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0.0444383860414395" calcext:value-type="float">
            <text:p>0.04443838604144</text:p>
          </table:table-cell>
          <table:table-cell office:value-type="float" office:value="-0.0318974918211559" calcext:value-type="float">
            <text:p>-0.031897491821156</text:p>
          </table:table-cell>
          <table:table-cell office:value-type="float" office:value="-0.091330425299891" calcext:value-type="float">
            <text:p>-0.091330425299891</text:p>
          </table:table-cell>
          <table:table-cell office:value-type="float" office:value="-0.204198473282443" calcext:value-type="float">
            <text:p>-0.204198473282443</text:p>
          </table:table-cell>
          <table:table-cell office:value-type="float" office:value="-0.302344601962923" calcext:value-type="float">
            <text:p>-0.302344601962923</text:p>
          </table:table-cell>
          <table:table-cell office:value-type="float" office:value="-0.122001090512541" calcext:value-type="float">
            <text:p>-0.122001090512541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.0446536650975118" calcext:value-type="float">
            <text:p>0.044653665097512</text:p>
          </table:table-cell>
          <table:table-cell office:value-type="float" office:value="-0.0317417619367855" calcext:value-type="float">
            <text:p>-0.031741761936786</text:p>
          </table:table-cell>
          <table:table-cell office:value-type="float" office:value="-0.0906523201075992" calcext:value-type="float">
            <text:p>-0.090652320107599</text:p>
          </table:table-cell>
          <table:table-cell office:value-type="float" office:value="-0.203227975790182" calcext:value-type="float">
            <text:p>-0.203227975790182</text:p>
          </table:table-cell>
          <table:table-cell office:value-type="float" office:value="-0.300067249495629" calcext:value-type="float">
            <text:p>-0.300067249495629</text:p>
          </table:table-cell>
          <table:table-cell office:value-type="float" office:value="-0.12212508406187" calcext:value-type="float">
            <text:p>-0.12212508406187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0.0448632864348288" calcext:value-type="float">
            <text:p>0.044863286434829</text:p>
          </table:table-cell>
          <table:table-cell office:value-type="float" office:value="-0.0315901247677197" calcext:value-type="float">
            <text:p>-0.03159012476772</text:p>
          </table:table-cell>
          <table:table-cell office:value-type="float" office:value="-0.0899920361029998" calcext:value-type="float">
            <text:p>-0.089992036103</text:p>
          </table:table-cell>
          <table:table-cell office:value-type="float" office:value="-0.201088399256703" calcext:value-type="float">
            <text:p>-0.201088399256703</text:p>
          </table:table-cell>
          <table:table-cell office:value-type="float" office:value="-0.297849747809928" calcext:value-type="float">
            <text:p>-0.297849747809928</text:p>
          </table:table-cell>
          <table:table-cell office:value-type="float" office:value="-0.121051234404035" calcext:value-type="float">
            <text:p>-0.121051234404035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0.044019389492991" calcext:value-type="float">
            <text:p>0.044019389492991</text:p>
          </table:table-cell>
          <table:table-cell office:value-type="float" office:value="-0.0314424210664221" calcext:value-type="float">
            <text:p>-0.031442421066422</text:p>
          </table:table-cell>
          <table:table-cell office:value-type="float" office:value="-0.0893488798637495" calcext:value-type="float">
            <text:p>-0.08934887986375</text:p>
          </table:table-cell>
          <table:table-cell office:value-type="float" office:value="-0.200183414122887" calcext:value-type="float">
            <text:p>-0.200183414122887</text:p>
          </table:table-cell>
          <table:table-cell office:value-type="float" office:value="-0.296868858902135" calcext:value-type="float">
            <text:p>-0.296868858902135</text:p>
          </table:table-cell>
          <table:table-cell office:value-type="float" office:value="-0.121184331193502" calcext:value-type="float">
            <text:p>-0.121184331193502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0.0434557682359027" calcext:value-type="float">
            <text:p>0.043455768235903</text:p>
          </table:table-cell>
          <table:table-cell office:value-type="float" office:value="-0.0310398344542163" calcext:value-type="float">
            <text:p>-0.031039834454216</text:p>
          </table:table-cell>
          <table:table-cell office:value-type="float" office:value="-0.0893688566994309" calcext:value-type="float">
            <text:p>-0.089368856699431</text:p>
          </table:table-cell>
          <table:table-cell office:value-type="float" office:value="-0.199948266942576" calcext:value-type="float">
            <text:p>-0.199948266942576</text:p>
          </table:table-cell>
          <table:table-cell office:value-type="float" office:value="-0.295395757889291" calcext:value-type="float">
            <text:p>-0.295395757889291</text:p>
          </table:table-cell>
          <table:table-cell office:value-type="float" office:value="-0.121960682876358" calcext:value-type="float">
            <text:p>-0.121960682876358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0.0426510024262546" calcext:value-type="float">
            <text:p>0.042651002426255</text:p>
          </table:table-cell>
          <table:table-cell office:value-type="float" office:value="-0.0309028221172264" calcext:value-type="float">
            <text:p>-0.030902822117226</text:p>
          </table:table-cell>
          <table:table-cell office:value-type="float" office:value="-0.0887498403779849" calcext:value-type="float">
            <text:p>-0.088749840377985</text:p>
          </table:table-cell>
          <table:table-cell office:value-type="float" office:value="-0.199080577193207" calcext:value-type="float">
            <text:p>-0.199080577193207</text:p>
          </table:table-cell>
          <table:table-cell office:value-type="float" office:value="-0.294470693398033" calcext:value-type="float">
            <text:p>-0.294470693398033</text:p>
          </table:table-cell>
          <table:table-cell office:value-type="float" office:value="-0.12207891712425" calcext:value-type="float">
            <text:p>-0.12207891712425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0.042875157629256" calcext:value-type="float">
            <text:p>0.042875157629256</text:p>
          </table:table-cell>
          <table:table-cell office:value-type="float" office:value="-0.0307692307692308" calcext:value-type="float">
            <text:p>-0.030769230769231</text:p>
          </table:table-cell>
          <table:table-cell office:value-type="float" office:value="-0.089281210592686" calcext:value-type="float">
            <text:p>-0.089281210592686</text:p>
          </table:table-cell>
          <table:table-cell office:value-type="float" office:value="-0.198234552332913" calcext:value-type="float">
            <text:p>-0.198234552332913</text:p>
          </table:table-cell>
          <table:table-cell office:value-type="float" office:value="-0.292433795712484" calcext:value-type="float">
            <text:p>-0.292433795712484</text:p>
          </table:table-cell>
          <table:table-cell office:value-type="float" office:value="-0.12219419924338" calcext:value-type="float">
            <text:p>-0.12219419924338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0.0430937850292689" calcext:value-type="float">
            <text:p>0.043093785029269</text:p>
          </table:table-cell>
          <table:table-cell office:value-type="float" office:value="-0.0306389338647403" calcext:value-type="float">
            <text:p>-0.03063893386474</text:p>
          </table:table-cell>
          <table:table-cell office:value-type="float" office:value="-0.0886785402914435" calcext:value-type="float">
            <text:p>-0.088678540291444</text:p>
          </table:table-cell>
          <table:table-cell office:value-type="float" office:value="-0.19628845435297" calcext:value-type="float">
            <text:p>-0.19628845435297</text:p>
          </table:table-cell>
          <table:table-cell office:value-type="float" office:value="-0.291568065761614" calcext:value-type="float">
            <text:p>-0.291568065761614</text:p>
          </table:table-cell>
          <table:table-cell office:value-type="float" office:value="-0.122306638435671" calcext:value-type="float">
            <text:p>-0.122306638435671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.0415846456692913" calcext:value-type="float">
            <text:p>0.041584645669291</text:p>
          </table:table-cell>
          <table:table-cell office:value-type="float" office:value="-0.0302657480314961" calcext:value-type="float">
            <text:p>-0.030265748031496</text:p>
          </table:table-cell>
          <table:table-cell office:value-type="float" office:value="-0.0887057086614173" calcext:value-type="float">
            <text:p>-0.088705708661417</text:p>
          </table:table-cell>
          <table:table-cell office:value-type="float" office:value="-0.196112204724409" calcext:value-type="float">
            <text:p>-0.196112204724409</text:p>
          </table:table-cell>
          <table:table-cell office:value-type="float" office:value="-0.290231299212598" calcext:value-type="float">
            <text:p>-0.290231299212598</text:p>
          </table:table-cell>
          <table:table-cell office:value-type="float" office:value="-0.123031496062992" calcext:value-type="float">
            <text:p>-0.123031496062992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0.0418135407803574" calcext:value-type="float">
            <text:p>0.041813540780357</text:p>
          </table:table-cell>
          <table:table-cell office:value-type="float" office:value="-0.0301446456788623" calcext:value-type="float">
            <text:p>-0.030144645678862</text:p>
          </table:table-cell>
          <table:table-cell office:value-type="float" office:value="-0.088124468214416" calcext:value-type="float">
            <text:p>-0.088124468214416</text:p>
          </table:table-cell>
          <table:table-cell office:value-type="float" office:value="-0.195332441959402" calcext:value-type="float">
            <text:p>-0.195332441959402</text:p>
          </table:table-cell>
          <table:table-cell office:value-type="float" office:value="-0.288318949799441" calcext:value-type="float">
            <text:p>-0.288318949799441</text:p>
          </table:table-cell>
          <table:table-cell office:value-type="float" office:value="-0.123131153518901" calcext:value-type="float">
            <text:p>-0.123131153518901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0.0423973096324766" calcext:value-type="float">
            <text:p>0.042397309632477</text:p>
          </table:table-cell>
          <table:table-cell office:value-type="float" office:value="-0.0299063175594523" calcext:value-type="float">
            <text:p>-0.029906317559452</text:p>
          </table:table-cell>
          <table:table-cell office:value-type="float" office:value="-0.0871967331251502" calcext:value-type="float">
            <text:p>-0.08719673312515</text:p>
          </table:table-cell>
          <table:table-cell office:value-type="float" office:value="-0.194210905596925" calcext:value-type="float">
            <text:p>-0.194210905596925</text:p>
          </table:table-cell>
          <table:table-cell office:value-type="float" office:value="-0.287172711986548" calcext:value-type="float">
            <text:p>-0.287172711986548</text:p>
          </table:table-cell>
          <table:table-cell office:value-type="float" office:value="-0.122868123949075" calcext:value-type="float">
            <text:p>-0.122868123949075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0.0428486646884273" calcext:value-type="float">
            <text:p>0.042848664688427</text:p>
          </table:table-cell>
          <table:table-cell office:value-type="float" office:value="-0.0297922848664688" calcext:value-type="float">
            <text:p>-0.029792284866469</text:p>
          </table:table-cell>
          <table:table-cell office:value-type="float" office:value="-0.0864094955489614" calcext:value-type="float">
            <text:p>-0.086409495548961</text:p>
          </table:table-cell>
          <table:table-cell office:value-type="float" office:value="-0.192166172106825" calcext:value-type="float">
            <text:p>-0.192166172106825</text:p>
          </table:table-cell>
          <table:table-cell office:value-type="float" office:value="-0.286172106824926" calcext:value-type="float">
            <text:p>-0.286172106824926</text:p>
          </table:table-cell>
          <table:table-cell office:value-type="float" office:value="-0.122729970326409" calcext:value-type="float">
            <text:p>-0.122729970326409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0.0423510089160019" calcext:value-type="float">
            <text:p>0.042351008916002</text:p>
          </table:table-cell>
          <table:table-cell office:value-type="float" office:value="-0.0296809009854528" calcext:value-type="float">
            <text:p>-0.029680900985453</text:p>
          </table:table-cell>
          <table:table-cell office:value-type="float" office:value="-0.0856405443453778" calcext:value-type="float">
            <text:p>-0.085640544345378</text:p>
          </table:table-cell>
          <table:table-cell office:value-type="float" office:value="-0.191224777099953" calcext:value-type="float">
            <text:p>-0.191224777099953</text:p>
          </table:table-cell>
          <table:table-cell office:value-type="float" office:value="-0.284138901923979" calcext:value-type="float">
            <text:p>-0.284138901923979</text:p>
          </table:table-cell>
          <table:table-cell office:value-type="float" office:value="-0.122595025809479" calcext:value-type="float">
            <text:p>-0.122595025809479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0.041864780238896" calcext:value-type="float">
            <text:p>0.041864780238896</text:p>
          </table:table-cell>
          <table:table-cell office:value-type="float" office:value="-0.029340136843326" calcext:value-type="float">
            <text:p>-0.029340136843326</text:p>
          </table:table-cell>
          <table:table-cell office:value-type="float" office:value="-0.0857010321233909" calcext:value-type="float">
            <text:p>-0.085701032123391</text:p>
          </table:table-cell>
          <table:table-cell office:value-type="float" office:value="-0.191116780702772" calcext:value-type="float">
            <text:p>-0.191116780702772</text:p>
          </table:table-cell>
          <table:table-cell office:value-type="float" office:value="-0.282964165603618" calcext:value-type="float">
            <text:p>-0.282964165603618</text:p>
          </table:table-cell>
          <table:table-cell office:value-type="float" office:value="-0.123274962310101" calcext:value-type="float">
            <text:p>-0.123274962310101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0.0423068103645953" calcext:value-type="float">
            <text:p>0.042306810364595</text:p>
          </table:table-cell>
          <table:table-cell office:value-type="float" office:value="-0.0292364136665902" calcext:value-type="float">
            <text:p>-0.02923641366659</text:p>
          </table:table-cell>
          <table:table-cell office:value-type="float" office:value="-0.0849575785370328" calcext:value-type="float">
            <text:p>-0.084957578537033</text:p>
          </table:table-cell>
          <table:table-cell office:value-type="float" office:value="-0.189176794313231" calcext:value-type="float">
            <text:p>-0.189176794313231</text:p>
          </table:table-cell>
          <table:table-cell office:value-type="float" office:value="-0.282045402430635" calcext:value-type="float">
            <text:p>-0.282045402430635</text:p>
          </table:table-cell>
          <table:table-cell office:value-type="float" office:value="-0.123136895207521" calcext:value-type="float">
            <text:p>-0.12313689520752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0.0418319918376601" calcext:value-type="float">
            <text:p>0.04183199183766</text:p>
          </table:table-cell>
          <table:table-cell office:value-type="float" office:value="-0.0291350187053622" calcext:value-type="float">
            <text:p>-0.029135018705362</text:p>
          </table:table-cell>
          <table:table-cell office:value-type="float" office:value="-0.0842308128330121" calcext:value-type="float">
            <text:p>-0.084230812833012</text:p>
          </table:table-cell>
          <table:table-cell office:value-type="float" office:value="-0.18830064618524" calcext:value-type="float">
            <text:p>-0.18830064618524</text:p>
          </table:table-cell>
          <table:table-cell office:value-type="float" office:value="-0.280126969731323" calcext:value-type="float">
            <text:p>-0.280126969731323</text:p>
          </table:table-cell>
          <table:table-cell office:value-type="float" office:value="-0.123001927219136" calcext:value-type="float">
            <text:p>-0.123001927219136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0.0422645739910314" calcext:value-type="float">
            <text:p>0.042264573991031</text:p>
          </table:table-cell>
          <table:table-cell office:value-type="float" office:value="-0.0290358744394619" calcext:value-type="float">
            <text:p>-0.029035874439462</text:p>
          </table:table-cell>
          <table:table-cell office:value-type="float" office:value="-0.0835201793721973" calcext:value-type="float">
            <text:p>-0.083520179372197</text:p>
          </table:table-cell>
          <table:table-cell office:value-type="float" office:value="-0.187443946188341" calcext:value-type="float">
            <text:p>-0.187443946188341</text:p>
          </table:table-cell>
          <table:table-cell office:value-type="float" office:value="-0.279708520179372" calcext:value-type="float">
            <text:p>-0.279708520179372</text:p>
          </table:table-cell>
          <table:table-cell office:value-type="float" office:value="-0.122869955156951" calcext:value-type="float">
            <text:p>-0.122869955156951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0.0418006430868167" calcext:value-type="float">
            <text:p>0.041800643086817</text:p>
          </table:table-cell>
          <table:table-cell office:value-type="float" office:value="-0.0287171526776805" calcext:value-type="float">
            <text:p>-0.028717152677681</text:p>
          </table:table-cell>
          <table:table-cell office:value-type="float" office:value="-0.0836012861736335" calcext:value-type="float">
            <text:p>-0.083601286173634</text:p>
          </table:table-cell>
          <table:table-cell office:value-type="float" office:value="-0.186384299811509" calcext:value-type="float">
            <text:p>-0.186384299811509</text:p>
          </table:table-cell>
          <table:table-cell office:value-type="float" office:value="-0.278855748974387" calcext:value-type="float">
            <text:p>-0.278855748974387</text:p>
          </table:table-cell>
          <table:table-cell office:value-type="float" office:value="-0.123517019625236" calcext:value-type="float">
            <text:p>-0.123517019625236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0.0413467865760035" calcext:value-type="float">
            <text:p>0.041346786576004</text:p>
          </table:table-cell>
          <table:table-cell office:value-type="float" office:value="-0.0286246983987717" calcext:value-type="float">
            <text:p>-0.028624698398772</text:p>
          </table:table-cell>
          <table:table-cell office:value-type="float" office:value="-0.0829129194998903" calcext:value-type="float">
            <text:p>-0.08291291949989</text:p>
          </table:table-cell>
          <table:table-cell office:value-type="float" office:value="-0.185567010309278" calcext:value-type="float">
            <text:p>-0.185567010309278</text:p>
          </table:table-cell>
          <table:table-cell office:value-type="float" office:value="-0.277363456898443" calcext:value-type="float">
            <text:p>-0.277363456898443</text:p>
          </table:table-cell>
          <table:table-cell office:value-type="float" office:value="-0.123382320684361" calcext:value-type="float">
            <text:p>-0.123382320684361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0.0417706412064663" calcext:value-type="float">
            <text:p>0.041770641206466</text:p>
          </table:table-cell>
          <table:table-cell office:value-type="float" office:value="-0.0285342302267549" calcext:value-type="float">
            <text:p>-0.028534230226755</text:p>
          </table:table-cell>
          <table:table-cell office:value-type="float" office:value="-0.0832157968970381" calcext:value-type="float">
            <text:p>-0.083215796897038</text:p>
          </table:table-cell>
          <table:table-cell office:value-type="float" office:value="-0.183790821308452" calcext:value-type="float">
            <text:p>-0.183790821308452</text:p>
          </table:table-cell>
          <table:table-cell office:value-type="float" office:value="-0.276988174026256" calcext:value-type="float">
            <text:p>-0.276988174026256</text:p>
          </table:table-cell>
          <table:table-cell office:value-type="float" office:value="-0.123250515352067" calcext:value-type="float">
            <text:p>-0.123250515352067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0.0413267496779734" calcext:value-type="float">
            <text:p>0.041326749677973</text:p>
          </table:table-cell>
          <table:table-cell office:value-type="float" office:value="-0.0282310004293688" calcext:value-type="float">
            <text:p>-0.028231000429369</text:p>
          </table:table-cell>
          <table:table-cell office:value-type="float" office:value="-0.0832975525976814" calcext:value-type="float">
            <text:p>-0.083297552597681</text:p>
          </table:table-cell>
          <table:table-cell office:value-type="float" office:value="-0.183769858308287" calcext:value-type="float">
            <text:p>-0.183769858308287</text:p>
          </table:table-cell>
          <table:table-cell office:value-type="float" office:value="-0.276191498497209" calcext:value-type="float">
            <text:p>-0.276191498497209</text:p>
          </table:table-cell>
          <table:table-cell office:value-type="float" office:value="-0.123872906826964" calcext:value-type="float">
            <text:p>-0.123872906826964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0.0408921933085502" calcext:value-type="float">
            <text:p>0.04089219330855</text:p>
          </table:table-cell>
          <table:table-cell office:value-type="float" office:value="-0.0281465746149761" calcext:value-type="float">
            <text:p>-0.028146574614976</text:p>
          </table:table-cell>
          <table:table-cell office:value-type="float" office:value="-0.0826340945300053" calcext:value-type="float">
            <text:p>-0.082634094530005</text:p>
          </table:table-cell>
          <table:table-cell office:value-type="float" office:value="-0.183005841741901" calcext:value-type="float">
            <text:p>-0.183005841741901</text:p>
          </table:table-cell>
          <table:table-cell office:value-type="float" office:value="-0.275836431226766" calcext:value-type="float">
            <text:p>-0.275836431226766</text:p>
          </table:table-cell>
          <table:table-cell office:value-type="float" office:value="-0.123738714816782" calcext:value-type="float">
            <text:p>-0.123738714816782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0.0413075467731764" calcext:value-type="float">
            <text:p>0.041307546773176</text:p>
          </table:table-cell>
          <table:table-cell office:value-type="float" office:value="-0.0280639058229977" calcext:value-type="float">
            <text:p>-0.028063905822998</text:p>
          </table:table-cell>
          <table:table-cell office:value-type="float" office:value="-0.0819844439772966" calcext:value-type="float">
            <text:p>-0.081984443977297</text:p>
          </table:table-cell>
          <table:table-cell office:value-type="float" office:value="-0.181311751103637" calcext:value-type="float">
            <text:p>-0.181311751103637</text:p>
          </table:table-cell>
          <table:table-cell office:value-type="float" office:value="-0.274437670800925" calcext:value-type="float">
            <text:p>-0.274437670800925</text:p>
          </table:table-cell>
          <table:table-cell office:value-type="float" office:value="-0.123607315535001" calcext:value-type="float">
            <text:p>-0.123607315535001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0.0417143451575991" calcext:value-type="float">
            <text:p>0.041714345157599</text:p>
          </table:table-cell>
          <table:table-cell office:value-type="float" office:value="-0.0279829397690627" calcext:value-type="float">
            <text:p>-0.027982939769063</text:p>
          </table:table-cell>
          <table:table-cell office:value-type="float" office:value="-0.0813481743472381" calcext:value-type="float">
            <text:p>-0.081348174347238</text:p>
          </table:table-cell>
          <table:table-cell office:value-type="float" office:value="-0.180588786018933" calcext:value-type="float">
            <text:p>-0.180588786018933</text:p>
          </table:table-cell>
          <table:table-cell office:value-type="float" office:value="-0.273067720794757" calcext:value-type="float">
            <text:p>-0.273067720794757</text:p>
          </table:table-cell>
          <table:table-cell office:value-type="float" office:value="-0.123478622698429" calcext:value-type="float">
            <text:p>-0.123478622698429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0.0412891268533773" calcext:value-type="float">
            <text:p>0.041289126853377</text:p>
          </table:table-cell>
          <table:table-cell office:value-type="float" office:value="-0.0276976935749588" calcext:value-type="float">
            <text:p>-0.027697693574959</text:p>
          </table:table-cell>
          <table:table-cell office:value-type="float" office:value="-0.0814456342668863" calcext:value-type="float">
            <text:p>-0.081445634266886</text:p>
          </table:table-cell>
          <table:table-cell office:value-type="float" office:value="-0.180601317957166" calcext:value-type="float">
            <text:p>-0.180601317957166</text:p>
          </table:table-cell>
          <table:table-cell office:value-type="float" office:value="-0.273373146622735" calcext:value-type="float">
            <text:p>-0.273373146622735</text:p>
          </table:table-cell>
          <table:table-cell office:value-type="float" office:value="-0.124073311367381" calcext:value-type="float">
            <text:p>-0.124073311367381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float" office:value="0.0408724900621751" calcext:value-type="float">
            <text:p>0.040872490062175</text:p>
          </table:table-cell>
          <table:table-cell office:value-type="float" office:value="-0.0276220568749363" calcext:value-type="float">
            <text:p>-0.027622056874936</text:p>
          </table:table-cell>
          <table:table-cell office:value-type="float" office:value="-0.0808276424421568" calcext:value-type="float">
            <text:p>-0.080827642442157</text:p>
          </table:table-cell>
          <table:table-cell office:value-type="float" office:value="-0.178982774436857" calcext:value-type="float">
            <text:p>-0.178982774436857</text:p>
          </table:table-cell>
          <table:table-cell office:value-type="float" office:value="-0.272041585974926" calcext:value-type="float">
            <text:p>-0.272041585974926</text:p>
          </table:table-cell>
          <table:table-cell office:value-type="float" office:value="-0.123942513505249" calcext:value-type="float">
            <text:p>-0.123942513505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2:58:45.505259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3T14:44:26.648383053</dc:date>
    <meta:editing-duration>PT1H38M6S</meta:editing-duration>
    <meta:editing-cycles>2</meta:editing-cycles>
    <meta:generator>LibreOffice/6.4.7.2$Linux_X86_64 LibreOffice_project/40$Build-2</meta:generator>
    <meta:document-statistic meta:table-count="1" meta:cell-count="7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979cm" svg:height="22.632cm" xlink:href=".." xlink:type="simple" chart:class="chart:line" chart:style-name="ch1">
        <chart:legend chart:legend-position="end" svg:x="32.92cm" svg:y="9.772cm" style:legend-expansion="high" chart:style-name="ch2"/>
        <chart:plot-area chart:style-name="ch3" table:cell-range-address="Def4_Noise_Test1.B1:Def4_Noise_Test1.G101" chart:data-source-has-labels="row" svg:x="0.799cm" svg:y="0.452cm" svg:width="31.322cm" svg:height="21.728cm">
          <chartooo:coordinate-region svg:x="1.632cm" svg:y="0.651cm" svg:width="30.489cm" svg:height="21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4_Noise_Test1.B2:Def4_Noise_Test1.B101" chart:label-cell-address="Def4_Noise_Test1.B1:Def4_Noise_Test1.B1" chart:class="chart:line">
            <chart:data-point chart:repeated="100"/>
          </chart:series>
          <chart:series chart:style-name="ch7" chart:values-cell-range-address="Def4_Noise_Test1.C2:Def4_Noise_Test1.C101" chart:label-cell-address="Def4_Noise_Test1.C1:Def4_Noise_Test1.C1" chart:class="chart:line">
            <chart:data-point chart:repeated="100"/>
          </chart:series>
          <chart:series chart:style-name="ch8" chart:values-cell-range-address="Def4_Noise_Test1.D2:Def4_Noise_Test1.D101" chart:label-cell-address="Def4_Noise_Test1.D1:Def4_Noise_Test1.D1" chart:class="chart:line">
            <chart:data-point chart:repeated="100"/>
          </chart:series>
          <chart:series chart:style-name="ch9" chart:values-cell-range-address="Def4_Noise_Test1.E2:Def4_Noise_Test1.E101" chart:label-cell-address="Def4_Noise_Test1.E1:Def4_Noise_Test1.E1" chart:class="chart:line">
            <chart:data-point chart:repeated="100"/>
          </chart:series>
          <chart:series chart:style-name="ch10" chart:values-cell-range-address="Def4_Noise_Test1.F2:Def4_Noise_Test1.F101" chart:label-cell-address="Def4_Noise_Test1.F1:Def4_Noise_Test1.F1" chart:class="chart:line">
            <chart:data-point chart:repeated="100"/>
          </chart:series>
          <chart:series chart:style-name="ch11" chart:values-cell-range-address="Def4_Noise_Test1.G2:Def4_Noise_Test1.G101" chart:label-cell-address="Def4_Noise_Test1.G1:Def4_Noise_Test1.G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ratio2(0s 0s)</text:p>
                <draw:g>
                  <svg:desc>Def4_Noise_Test1.B1:Def4_Noise_Test1.B1</svg:desc>
                </draw:g>
              </table:table-cell>
              <table:table-cell office:value-type="string">
                <text:p> Mutual_Compression_ratio2(1s 0s)</text:p>
                <draw:g>
                  <svg:desc>Def4_Noise_Test1.C1:Def4_Noise_Test1.C1</svg:desc>
                </draw:g>
              </table:table-cell>
              <table:table-cell office:value-type="string">
                <text:p> Mutual_Compression_ratio2(2s 0s)</text:p>
                <draw:g>
                  <svg:desc>Def4_Noise_Test1.D1:Def4_Noise_Test1.D1</svg:desc>
                </draw:g>
              </table:table-cell>
              <table:table-cell office:value-type="string">
                <text:p> Mutual_Compression_ratio2(5s 0s)</text:p>
                <draw:g>
                  <svg:desc>Def4_Noise_Test1.E1:Def4_Noise_Test1.E1</svg:desc>
                </draw:g>
              </table:table-cell>
              <table:table-cell office:value-type="string">
                <text:p> Mutual_Compression_ratio2(10s 0s)</text:p>
                <draw:g>
                  <svg:desc>Def4_Noise_Test1.F1:Def4_Noise_Test1.F1</svg:desc>
                </draw:g>
              </table:table-cell>
              <table:table-cell office:value-type="string">
                <text:p> Mutual_Compression_ratio2(50s 0s) </text:p>
                <draw:g>
                  <svg:desc>Def4_Noise_Test1.G1:Def4_Noise_Tes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Def4_Noise_Test1.B2:Def4_Noise_Test1.B101</svg:desc>
                </draw:g>
              </table:table-cell>
              <table:table-cell office:value-type="float" office:value="-0.5">
                <text:p>-0.5</text:p>
                <draw:g>
                  <svg:desc>Def4_Noise_Test1.C2:Def4_Noise_Test1.C101</svg:desc>
                </draw:g>
              </table:table-cell>
              <table:table-cell office:value-type="float" office:value="-1.3">
                <text:p>-1.3</text:p>
                <draw:g>
                  <svg:desc>Def4_Noise_Test1.D2:Def4_Noise_Test1.D101</svg:desc>
                </draw:g>
              </table:table-cell>
              <table:table-cell office:value-type="float" office:value="-0.5">
                <text:p>-0.5</text:p>
                <draw:g>
                  <svg:desc>Def4_Noise_Test1.E2:Def4_Noise_Test1.E101</svg:desc>
                </draw:g>
              </table:table-cell>
              <table:table-cell office:value-type="float" office:value="-0.2">
                <text:p>-0.2</text:p>
                <draw:g>
                  <svg:desc>Def4_Noise_Test1.F2:Def4_Noise_Test1.F101</svg:desc>
                </draw:g>
              </table:table-cell>
              <table:table-cell office:value-type="float" office:value="-0.2">
                <text:p>-0.2</text:p>
                <draw:g>
                  <svg:desc>Def4_Noise_Test1.G2:Def4_Noise_Test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7614678899083">
                <text:p>0.137614678899083</text:p>
              </table:table-cell>
              <table:table-cell office:value-type="float" office:value="-0.229357798165138">
                <text:p>-0.229357798165138</text:p>
              </table:table-cell>
              <table:table-cell office:value-type="float" office:value="-0.486238532110092">
                <text:p>-0.486238532110092</text:p>
              </table:table-cell>
              <table:table-cell office:value-type="float" office:value="-0.761467889908257">
                <text:p>-0.761467889908257</text:p>
              </table:table-cell>
              <table:table-cell office:value-type="float" office:value="-0.486238532110092">
                <text:p>-0.486238532110092</text:p>
              </table:table-cell>
              <table:table-cell office:value-type="float" office:value="-0.0458715596330275">
                <text:p>-0.045871559633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423076923077">
                <text:p>0.139423076923077</text:p>
              </table:table-cell>
              <table:table-cell office:value-type="float" office:value="-0.163461538461538">
                <text:p>-0.163461538461538</text:p>
              </table:table-cell>
              <table:table-cell office:value-type="float" office:value="-0.394230769230769">
                <text:p>-0.394230769230769</text:p>
              </table:table-cell>
              <table:table-cell office:value-type="float" office:value="-0.682692307692308">
                <text:p>-0.682692307692308</text:p>
              </table:table-cell>
              <table:table-cell office:value-type="float" office:value="-0.451923076923077">
                <text:p>-0.451923076923077</text:p>
              </table:table-cell>
              <table:table-cell office:value-type="float" office:value="-0.0480769230769231">
                <text:p>-0.0480769230769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0293159609121">
                <text:p>0.130293159609121</text:p>
              </table:table-cell>
              <table:table-cell office:value-type="float" office:value="-0.143322475570033">
                <text:p>-0.143322475570033</text:p>
              </table:table-cell>
              <table:table-cell office:value-type="float" office:value="-0.338762214983713">
                <text:p>-0.338762214983713</text:p>
              </table:table-cell>
              <table:table-cell office:value-type="float" office:value="-0.599348534201954">
                <text:p>-0.599348534201954</text:p>
              </table:table-cell>
              <table:table-cell office:value-type="float" office:value="-0.416938110749186">
                <text:p>-0.416938110749186</text:p>
              </table:table-cell>
              <table:table-cell office:value-type="float" office:value="-0.0260586319218241">
                <text:p>-0.0260586319218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85221674876847">
                <text:p>0.0985221674876847</text:p>
              </table:table-cell>
              <table:table-cell office:value-type="float" office:value="-0.123152709359606">
                <text:p>-0.123152709359606</text:p>
              </table:table-cell>
              <table:table-cell office:value-type="float" office:value="-0.310344827586207">
                <text:p>-0.310344827586207</text:p>
              </table:table-cell>
              <table:table-cell office:value-type="float" office:value="-0.586206896551724">
                <text:p>-0.586206896551724</text:p>
              </table:table-cell>
              <table:table-cell office:value-type="float" office:value="-0.46551724137931">
                <text:p>-0.46551724137931</text:p>
              </table:table-cell>
              <table:table-cell office:value-type="float" office:value="-0.0788177339901478">
                <text:p>-0.0788177339901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9009900990099">
                <text:p>0.099009900990099</text:p>
              </table:table-cell>
              <table:table-cell office:value-type="float" office:value="-0.114851485148515">
                <text:p>-0.114851485148515</text:p>
              </table:table-cell>
              <table:table-cell office:value-type="float" office:value="-0.281188118811881">
                <text:p>-0.281188118811881</text:p>
              </table:table-cell>
              <table:table-cell office:value-type="float" office:value="-0.544554455445545">
                <text:p>-0.544554455445545</text:p>
              </table:table-cell>
              <table:table-cell office:value-type="float" office:value="-0.475247524752475">
                <text:p>-0.475247524752475</text:p>
              </table:table-cell>
              <table:table-cell office:value-type="float" office:value="-0.0910891089108911">
                <text:p>-0.0910891089108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4304635761589">
                <text:p>0.104304635761589</text:p>
              </table:table-cell>
              <table:table-cell office:value-type="float" office:value="-0.104304635761589">
                <text:p>-0.104304635761589</text:p>
              </table:table-cell>
              <table:table-cell office:value-type="float" office:value="-0.266556291390728">
                <text:p>-0.266556291390728</text:p>
              </table:table-cell>
              <table:table-cell office:value-type="float" office:value="-0.498344370860927">
                <text:p>-0.498344370860927</text:p>
              </table:table-cell>
              <table:table-cell office:value-type="float" office:value="-0.486754966887417">
                <text:p>-0.486754966887417</text:p>
              </table:table-cell>
              <table:table-cell office:value-type="float" office:value="-0.0695364238410596">
                <text:p>-0.0695364238410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81507823613087">
                <text:p>0.0981507823613087</text:p>
              </table:table-cell>
              <table:table-cell office:value-type="float" office:value="-0.0953058321479374">
                <text:p>-0.0953058321479374</text:p>
              </table:table-cell>
              <table:table-cell office:value-type="float" office:value="-0.244665718349929">
                <text:p>-0.244665718349929</text:p>
              </table:table-cell>
              <table:table-cell office:value-type="float" office:value="-0.483641536273115">
                <text:p>-0.483641536273115</text:p>
              </table:table-cell>
              <table:table-cell office:value-type="float" office:value="-0.483641536273115">
                <text:p>-0.483641536273115</text:p>
              </table:table-cell>
              <table:table-cell office:value-type="float" office:value="-0.0753911806543386">
                <text:p>-0.0753911806543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997506234414">
                <text:p>0.100997506234414</text:p>
              </table:table-cell>
              <table:table-cell office:value-type="float" office:value="-0.0910224438902743">
                <text:p>-0.0910224438902743</text:p>
              </table:table-cell>
              <table:table-cell office:value-type="float" office:value="-0.230673316708229">
                <text:p>-0.230673316708229</text:p>
              </table:table-cell>
              <table:table-cell office:value-type="float" office:value="-0.457605985037407">
                <text:p>-0.457605985037407</text:p>
              </table:table-cell>
              <table:table-cell office:value-type="float" office:value="-0.483790523690773">
                <text:p>-0.483790523690773</text:p>
              </table:table-cell>
              <table:table-cell office:value-type="float" office:value="-0.07356608478803">
                <text:p>-0.07356608478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65593784683685">
                <text:p>0.0965593784683685</text:p>
              </table:table-cell>
              <table:table-cell office:value-type="float" office:value="-0.0854605993340732">
                <text:p>-0.0854605993340732</text:p>
              </table:table-cell>
              <table:table-cell office:value-type="float" office:value="-0.225305216426193">
                <text:p>-0.225305216426193</text:p>
              </table:table-cell>
              <table:table-cell office:value-type="float" office:value="-0.435072142064373">
                <text:p>-0.435072142064373</text:p>
              </table:table-cell>
              <table:table-cell office:value-type="float" office:value="-0.507214206437292">
                <text:p>-0.507214206437292</text:p>
              </table:table-cell>
              <table:table-cell office:value-type="float" office:value="-0.0776914539400666">
                <text:p>-0.0776914539400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9">
                <text:p>0.099</text:p>
              </table:table-cell>
              <table:table-cell office:value-type="float" office:value="-0.083">
                <text:p>-0.083</text:p>
              </table:table-cell>
              <table:table-cell office:value-type="float" office:value="-0.209">
                <text:p>-0.209</text:p>
              </table:table-cell>
              <table:table-cell office:value-type="float" office:value="-0.421">
                <text:p>-0.421</text:p>
              </table:table-cell>
              <table:table-cell office:value-type="float" office:value="-0.509">
                <text:p>-0.509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28116469517743">
                <text:p>0.0928116469517743</text:p>
              </table:table-cell>
              <table:table-cell office:value-type="float" office:value="-0.0791628753412193">
                <text:p>-0.0791628753412193</text:p>
              </table:table-cell>
              <table:table-cell office:value-type="float" office:value="-0.200181983621474">
                <text:p>-0.200181983621474</text:p>
              </table:table-cell>
              <table:table-cell office:value-type="float" office:value="-0.412192902638763">
                <text:p>-0.412192902638763</text:p>
              </table:table-cell>
              <table:table-cell office:value-type="float" office:value="-0.521383075523203">
                <text:p>-0.521383075523203</text:p>
              </table:table-cell>
              <table:table-cell office:value-type="float" office:value="-0.0664240218380346">
                <text:p>-0.0664240218380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76460767946578">
                <text:p>0.0876460767946578</text:p>
              </table:table-cell>
              <table:table-cell office:value-type="float" office:value="-0.0759599332220368">
                <text:p>-0.0759599332220368</text:p>
              </table:table-cell>
              <table:table-cell office:value-type="float" office:value="-0.192821368948247">
                <text:p>-0.192821368948247</text:p>
              </table:table-cell>
              <table:table-cell office:value-type="float" office:value="-0.398163606010017">
                <text:p>-0.398163606010017</text:p>
              </table:table-cell>
              <table:table-cell office:value-type="float" office:value="-0.518363939899833">
                <text:p>-0.518363939899833</text:p>
              </table:table-cell>
              <table:table-cell office:value-type="float" office:value="-0.0701168614357262">
                <text:p>-0.0701168614357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2690824980725">
                <text:p>0.0832690824980725</text:p>
              </table:table-cell>
              <table:table-cell office:value-type="float" office:value="-0.0732459521973786">
                <text:p>-0.0732459521973786</text:p>
              </table:table-cell>
              <table:table-cell office:value-type="float" office:value="-0.186584425597533">
                <text:p>-0.186584425597533</text:p>
              </table:table-cell>
              <table:table-cell office:value-type="float" office:value="-0.392444101773323">
                <text:p>-0.392444101773323</text:p>
              </table:table-cell>
              <table:table-cell office:value-type="float" office:value="-0.503469545104086">
                <text:p>-0.503469545104086</text:p>
              </table:table-cell>
              <table:table-cell office:value-type="float" office:value="-0.0786430223592907">
                <text:p>-0.0786430223592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5272206303725">
                <text:p>0.0845272206303725</text:p>
              </table:table-cell>
              <table:table-cell office:value-type="float" office:value="-0.0709169054441261">
                <text:p>-0.0709169054441261</text:p>
              </table:table-cell>
              <table:table-cell office:value-type="float" office:value="-0.17621776504298">
                <text:p>-0.17621776504298</text:p>
              </table:table-cell>
              <table:table-cell office:value-type="float" office:value="-0.381805157593123">
                <text:p>-0.381805157593123</text:p>
              </table:table-cell>
              <table:table-cell office:value-type="float" office:value="-0.490687679083094">
                <text:p>-0.490687679083094</text:p>
              </table:table-cell>
              <table:table-cell office:value-type="float" office:value="-0.0859598853868195">
                <text:p>-0.0859598853868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09364548494983">
                <text:p>0.0809364548494983</text:p>
              </table:table-cell>
              <table:table-cell office:value-type="float" office:value="-0.0688963210702341">
                <text:p>-0.0688963210702341</text:p>
              </table:table-cell>
              <table:table-cell office:value-type="float" office:value="-0.174581939799331">
                <text:p>-0.174581939799331</text:p>
              </table:table-cell>
              <table:table-cell office:value-type="float" office:value="-0.37257525083612">
                <text:p>-0.37257525083612</text:p>
              </table:table-cell>
              <table:table-cell office:value-type="float" office:value="-0.479598662207358">
                <text:p>-0.479598662207358</text:p>
              </table:table-cell>
              <table:table-cell office:value-type="float" office:value="-0.0923076923076923">
                <text:p>-0.0923076923076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46549560853199">
                <text:p>0.0746549560853199</text:p>
              </table:table-cell>
              <table:table-cell office:value-type="float" office:value="-0.0658720200752823">
                <text:p>-0.0658720200752823</text:p>
              </table:table-cell>
              <table:table-cell office:value-type="float" office:value="-0.171267252195734">
                <text:p>-0.171267252195734</text:p>
              </table:table-cell>
              <table:table-cell office:value-type="float" office:value="-0.367001254705144">
                <text:p>-0.367001254705144</text:p>
              </table:table-cell>
              <table:table-cell office:value-type="float" office:value="-0.472396486825596">
                <text:p>-0.472396486825596</text:p>
              </table:table-cell>
              <table:table-cell office:value-type="float" office:value="-0.101003764115433">
                <text:p>-0.101003764115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20614294152392">
                <text:p>0.0720614294152392</text:p>
              </table:table-cell>
              <table:table-cell office:value-type="float" office:value="-0.0643827525103367">
                <text:p>-0.0643827525103367</text:p>
              </table:table-cell>
              <table:table-cell office:value-type="float" office:value="-0.170702894270526">
                <text:p>-0.170702894270526</text:p>
              </table:table-cell>
              <table:table-cell office:value-type="float" office:value="-0.359716479621973">
                <text:p>-0.359716479621973</text:p>
              </table:table-cell>
              <table:table-cell office:value-type="float" office:value="-0.458948611931483">
                <text:p>-0.458948611931483</text:p>
              </table:table-cell>
              <table:table-cell office:value-type="float" office:value="-0.105729474305966">
                <text:p>-0.105729474305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6607142857143">
                <text:p>0.0736607142857143</text:p>
              </table:table-cell>
              <table:table-cell office:value-type="float" office:value="-0.0630580357142857">
                <text:p>-0.0630580357142857</text:p>
              </table:table-cell>
              <table:table-cell office:value-type="float" office:value="-0.165736607142857">
                <text:p>-0.165736607142857</text:p>
              </table:table-cell>
              <table:table-cell office:value-type="float" office:value="-0.353236607142857">
                <text:p>-0.353236607142857</text:p>
              </table:table-cell>
              <table:table-cell office:value-type="float" office:value="-0.451450892857143">
                <text:p>-0.451450892857143</text:p>
              </table:table-cell>
              <table:table-cell office:value-type="float" office:value="-0.112165178571429">
                <text:p>-0.11216517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87466948704389">
                <text:p>0.0687466948704389</text:p>
              </table:table-cell>
              <table:table-cell office:value-type="float" office:value="-0.0608143839238498">
                <text:p>-0.0608143839238498</text:p>
              </table:table-cell>
              <table:table-cell office:value-type="float" office:value="-0.163405605499736">
                <text:p>-0.163405605499736</text:p>
              </table:table-cell>
              <table:table-cell office:value-type="float" office:value="-0.349550502379693">
                <text:p>-0.349550502379693</text:p>
              </table:table-cell>
              <table:table-cell office:value-type="float" office:value="-0.446853516657853">
                <text:p>-0.446853516657853</text:p>
              </table:table-cell>
              <table:table-cell office:value-type="float" office:value="-0.121099947117927">
                <text:p>-0.121099947117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68341708542714">
                <text:p>0.0668341708542714</text:p>
              </table:table-cell>
              <table:table-cell office:value-type="float" office:value="-0.0597989949748744">
                <text:p>-0.0597989949748744</text:p>
              </table:table-cell>
              <table:table-cell office:value-type="float" office:value="-0.163316582914573">
                <text:p>-0.163316582914573</text:p>
              </table:table-cell>
              <table:table-cell office:value-type="float" office:value="-0.340201005025126">
                <text:p>-0.340201005025126</text:p>
              </table:table-cell>
              <table:table-cell office:value-type="float" office:value="-0.44070351758794">
                <text:p>-0.44070351758794</text:p>
              </table:table-cell>
              <table:table-cell office:value-type="float" office:value="-0.123115577889447">
                <text:p>-0.123115577889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98898994734323">
                <text:p>0.0698898994734323</text:p>
              </table:table-cell>
              <table:table-cell office:value-type="float" office:value="-0.0584011488750598">
                <text:p>-0.0584011488750598</text:p>
              </table:table-cell>
              <table:table-cell office:value-type="float" office:value="-0.157970320727621">
                <text:p>-0.157970320727621</text:p>
              </table:table-cell>
              <table:table-cell office:value-type="float" office:value="-0.334131163235998">
                <text:p>-0.334131163235998</text:p>
              </table:table-cell>
              <table:table-cell office:value-type="float" office:value="-0.433700335088559">
                <text:p>-0.433700335088559</text:p>
              </table:table-cell>
              <table:table-cell office:value-type="float" office:value="-0.127333652465294">
                <text:p>-0.127333652465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72760511883">
                <text:p>0.06672760511883</text:p>
              </table:table-cell>
              <table:table-cell office:value-type="float" office:value="-0.056672760511883">
                <text:p>-0.056672760511883</text:p>
              </table:table-cell>
              <table:table-cell office:value-type="float" office:value="-0.155393053016453">
                <text:p>-0.155393053016453</text:p>
              </table:table-cell>
              <table:table-cell office:value-type="float" office:value="-0.327239488117002">
                <text:p>-0.327239488117002</text:p>
              </table:table-cell>
              <table:table-cell office:value-type="float" office:value="-0.429616087751371">
                <text:p>-0.429616087751371</text:p>
              </table:table-cell>
              <table:table-cell office:value-type="float" office:value="-0.13345521023766">
                <text:p>-0.13345521023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68998688237866">
                <text:p>0.0668998688237866</text:p>
              </table:table-cell>
              <table:table-cell office:value-type="float" office:value="-0.0559685177087888">
                <text:p>-0.0559685177087888</text:p>
              </table:table-cell>
              <table:table-cell office:value-type="float" office:value="-0.15041539134237">
                <text:p>-0.15041539134237</text:p>
              </table:table-cell>
              <table:table-cell office:value-type="float" office:value="-0.318320944468736">
                <text:p>-0.318320944468736</text:p>
              </table:table-cell>
              <table:table-cell office:value-type="float" office:value="-0.419763882815916">
                <text:p>-0.419763882815916</text:p>
              </table:table-cell>
              <table:table-cell office:value-type="float" office:value="-0.136423261915173">
                <text:p>-0.136423261915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70578373847444">
                <text:p>0.0670578373847444</text:p>
              </table:table-cell>
              <table:table-cell office:value-type="float" office:value="-0.0544844928751048">
                <text:p>-0.0544844928751048</text:p>
              </table:table-cell>
              <table:table-cell office:value-type="float" office:value="-0.148365465213747">
                <text:p>-0.148365465213747</text:p>
              </table:table-cell>
              <table:table-cell office:value-type="float" office:value="-0.31265716680637">
                <text:p>-0.31265716680637</text:p>
              </table:table-cell>
              <table:table-cell office:value-type="float" office:value="-0.416596814752724">
                <text:p>-0.416596814752724</text:p>
              </table:table-cell>
              <table:table-cell office:value-type="float" office:value="-0.141659681475272">
                <text:p>-0.141659681475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43863179074447">
                <text:p>0.0643863179074447</text:p>
              </table:table-cell>
              <table:table-cell office:value-type="float" office:value="-0.0531187122736418">
                <text:p>-0.0531187122736418</text:p>
              </table:table-cell>
              <table:table-cell office:value-type="float" office:value="-0.146478873239437">
                <text:p>-0.146478873239437</text:p>
              </table:table-cell>
              <table:table-cell office:value-type="float" office:value="-0.310663983903421">
                <text:p>-0.310663983903421</text:p>
              </table:table-cell>
              <table:table-cell office:value-type="float" office:value="-0.413682092555332">
                <text:p>-0.413682092555332</text:p>
              </table:table-cell>
              <table:table-cell office:value-type="float" office:value="-0.146478873239437">
                <text:p>-0.146478873239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73374613003096">
                <text:p>0.0673374613003096</text:p>
              </table:table-cell>
              <table:table-cell office:value-type="float" office:value="-0.0526315789473684">
                <text:p>-0.0526315789473684</text:p>
              </table:table-cell>
              <table:table-cell office:value-type="float" office:value="-0.142414860681115">
                <text:p>-0.142414860681115</text:p>
              </table:table-cell>
              <table:table-cell office:value-type="float" office:value="-0.303405572755418">
                <text:p>-0.303405572755418</text:p>
              </table:table-cell>
              <table:table-cell office:value-type="float" office:value="-0.406346749226006">
                <text:p>-0.406346749226006</text:p>
              </table:table-cell>
              <table:table-cell office:value-type="float" office:value="-0.142414860681115">
                <text:p>-0.142414860681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48527767424525">
                <text:p>0.0648527767424525</text:p>
              </table:table-cell>
              <table:table-cell office:value-type="float" office:value="-0.0514349608647037">
                <text:p>-0.0514349608647037</text:p>
              </table:table-cell>
              <table:table-cell office:value-type="float" office:value="-0.140887066716362">
                <text:p>-0.140887066716362</text:p>
              </table:table-cell>
              <table:table-cell office:value-type="float" office:value="-0.298919120387626">
                <text:p>-0.298919120387626</text:p>
              </table:table-cell>
              <table:table-cell office:value-type="float" office:value="-0.406261647409616">
                <text:p>-0.406261647409616</text:p>
              </table:table-cell>
              <table:table-cell office:value-type="float" office:value="-0.140887066716362">
                <text:p>-0.140887066716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75772825305536">
                <text:p>0.0675772825305536</text:p>
              </table:table-cell>
              <table:table-cell office:value-type="float" office:value="-0.0510424155283968">
                <text:p>-0.0510424155283968</text:p>
              </table:table-cell>
              <table:table-cell office:value-type="float" office:value="-0.137311286843997">
                <text:p>-0.137311286843997</text:p>
              </table:table-cell>
              <table:table-cell office:value-type="float" office:value="-0.292595255212078">
                <text:p>-0.292595255212078</text:p>
              </table:table-cell>
              <table:table-cell office:value-type="float" office:value="-0.404385334291876">
                <text:p>-0.404385334291876</text:p>
              </table:table-cell>
              <table:table-cell office:value-type="float" office:value="-0.137311286843997">
                <text:p>-0.137311286843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52551197500868">
                <text:p>0.0652551197500868</text:p>
              </table:table-cell>
              <table:table-cell office:value-type="float" office:value="-0.0499826449149601">
                <text:p>-0.0499826449149601</text:p>
              </table:table-cell>
              <table:table-cell office:value-type="float" office:value="-0.136063866712947">
                <text:p>-0.136063866712947</text:p>
              </table:table-cell>
              <table:table-cell office:value-type="float" office:value="-0.288788615064214">
                <text:p>-0.288788615064214</text:p>
              </table:table-cell>
              <table:table-cell office:value-type="float" office:value="-0.404373481430059">
                <text:p>-0.404373481430059</text:p>
              </table:table-cell>
              <table:table-cell office:value-type="float" office:value="-0.136063866712947">
                <text:p>-0.136063866712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30872483221477">
                <text:p>0.0630872483221477</text:p>
              </table:table-cell>
              <table:table-cell office:value-type="float" office:value="-0.048993288590604">
                <text:p>-0.048993288590604</text:p>
              </table:table-cell>
              <table:table-cell office:value-type="float" office:value="-0.13489932885906">
                <text:p>-0.13489932885906</text:p>
              </table:table-cell>
              <table:table-cell office:value-type="float" office:value="-0.285234899328859">
                <text:p>-0.285234899328859</text:p>
              </table:table-cell>
              <table:table-cell office:value-type="float" office:value="-0.401342281879195">
                <text:p>-0.401342281879195</text:p>
              </table:table-cell>
              <table:table-cell office:value-type="float" office:value="-0.13489932885906">
                <text:p>-0.13489932885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3322507307568">
                <text:p>0.0633322507307568</text:p>
              </table:table-cell>
              <table:table-cell office:value-type="float" office:value="-0.0480675544007795">
                <text:p>-0.0480675544007795</text:p>
              </table:table-cell>
              <table:table-cell office:value-type="float" office:value="-0.131211432283209">
                <text:p>-0.131211432283209</text:p>
              </table:table-cell>
              <table:table-cell office:value-type="float" office:value="-0.279311464761286">
                <text:p>-0.279311464761286</text:p>
              </table:table-cell>
              <table:table-cell office:value-type="float" office:value="-0.401429035401104">
                <text:p>-0.401429035401104</text:p>
              </table:table-cell>
              <table:table-cell office:value-type="float" office:value="-0.133809678467035">
                <text:p>-0.13380967846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5619886721208">
                <text:p>0.0635619886721208</text:p>
              </table:table-cell>
              <table:table-cell office:value-type="float" office:value="-0.0478288231592196">
                <text:p>-0.0478288231592196</text:p>
              </table:table-cell>
              <table:table-cell office:value-type="float" office:value="-0.128382630585274">
                <text:p>-0.128382630585274</text:p>
              </table:table-cell>
              <table:table-cell office:value-type="float" office:value="-0.274386406544997">
                <text:p>-0.274386406544997</text:p>
              </table:table-cell>
              <table:table-cell office:value-type="float" office:value="-0.397105097545626">
                <text:p>-0.397105097545626</text:p>
              </table:table-cell>
              <table:table-cell office:value-type="float" office:value="-0.130899937067338">
                <text:p>-0.130899937067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37778455904791">
                <text:p>0.0637778455904791</text:p>
              </table:table-cell>
              <table:table-cell office:value-type="float" office:value="-0.0469942020140372">
                <text:p>-0.0469942020140372</text:p>
              </table:table-cell>
              <table:table-cell office:value-type="float" office:value="-0.127555691180958">
                <text:p>-0.127555691180958</text:p>
              </table:table-cell>
              <table:table-cell office:value-type="float" office:value="-0.271589868782423">
                <text:p>-0.271589868782423</text:p>
              </table:table-cell>
              <table:table-cell office:value-type="float" office:value="-0.397314617027769">
                <text:p>-0.397314617027769</text:p>
              </table:table-cell>
              <table:table-cell office:value-type="float" office:value="-0.129996948428441">
                <text:p>-0.129996948428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19075829383886">
                <text:p>0.0619075829383886</text:p>
              </table:table-cell>
              <table:table-cell office:value-type="float" office:value="-0.0462085308056872">
                <text:p>-0.0462085308056872</text:p>
              </table:table-cell>
              <table:table-cell office:value-type="float" office:value="-0.126777251184834">
                <text:p>-0.126777251184834</text:p>
              </table:table-cell>
              <table:table-cell office:value-type="float" office:value="-0.269549763033175">
                <text:p>-0.269549763033175</text:p>
              </table:table-cell>
              <table:table-cell office:value-type="float" office:value="-0.39218009478673">
                <text:p>-0.39218009478673</text:p>
              </table:table-cell>
              <table:table-cell office:value-type="float" office:value="-0.12914691943128">
                <text:p>-0.12914691943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2158273381295">
                <text:p>0.062158273381295</text:p>
              </table:table-cell>
              <table:table-cell office:value-type="float" office:value="-0.0454676258992806">
                <text:p>-0.0454676258992806</text:p>
              </table:table-cell>
              <table:table-cell office:value-type="float" office:value="-0.123741007194245">
                <text:p>-0.123741007194245</text:p>
              </table:table-cell>
              <table:table-cell office:value-type="float" office:value="-0.265611510791367">
                <text:p>-0.265611510791367</text:p>
              </table:table-cell>
              <table:table-cell office:value-type="float" office:value="-0.387338129496403">
                <text:p>-0.387338129496403</text:p>
              </table:table-cell>
              <table:table-cell office:value-type="float" office:value="-0.128345323741007">
                <text:p>-0.128345323741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23950755456072">
                <text:p>0.0623950755456072</text:p>
              </table:table-cell>
              <table:table-cell office:value-type="float" office:value="-0.0453273642977057">
                <text:p>-0.0453273642977057</text:p>
              </table:table-cell>
              <table:table-cell office:value-type="float" office:value="-0.121432568550644">
                <text:p>-0.121432568550644</text:p>
              </table:table-cell>
              <table:table-cell office:value-type="float" office:value="-0.263010632344712">
                <text:p>-0.263010632344712</text:p>
              </table:table-cell>
              <table:table-cell office:value-type="float" office:value="-0.381365416899832">
                <text:p>-0.381365416899832</text:p>
              </table:table-cell>
              <table:table-cell office:value-type="float" office:value="-0.125909345271405">
                <text:p>-0.125909345271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26191124421454">
                <text:p>0.0626191124421454</text:p>
              </table:table-cell>
              <table:table-cell office:value-type="float" office:value="-0.0446501497413559">
                <text:p>-0.0446501497413559</text:p>
              </table:table-cell>
              <table:table-cell office:value-type="float" office:value="-0.120882112714402">
                <text:p>-0.120882112714402</text:p>
              </table:table-cell>
              <table:table-cell office:value-type="float" office:value="-0.261911244214538">
                <text:p>-0.261911244214538</text:p>
              </table:table-cell>
              <table:table-cell office:value-type="float" office:value="-0.379526272801525">
                <text:p>-0.379526272801525</text:p>
              </table:table-cell>
              <table:table-cell office:value-type="float" office:value="-0.125238224884291">
                <text:p>-0.125238224884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-0.0440084835630965">
                <text:p>-0.0440084835630965</text:p>
              </table:table-cell>
              <table:table-cell office:value-type="float" office:value="-0.118239660657476">
                <text:p>-0.118239660657476</text:p>
              </table:table-cell>
              <table:table-cell office:value-type="float" office:value="-0.258483563096501">
                <text:p>-0.258483563096501</text:p>
              </table:table-cell>
              <table:table-cell office:value-type="float" office:value="-0.375397667020148">
                <text:p>-0.375397667020148</text:p>
              </table:table-cell>
              <table:table-cell office:value-type="float" office:value="-0.124602332979852">
                <text:p>-0.124602332979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12244897959183">
                <text:p>0.0612244897959183</text:p>
              </table:table-cell>
              <table:table-cell office:value-type="float" office:value="-0.0433996383363472">
                <text:p>-0.0433996383363472</text:p>
              </table:table-cell>
              <table:table-cell office:value-type="float" office:value="-0.117799018341514">
                <text:p>-0.117799018341514</text:p>
              </table:table-cell>
              <table:table-cell office:value-type="float" office:value="-0.257556187031775">
                <text:p>-0.257556187031775</text:p>
              </table:table-cell>
              <table:table-cell office:value-type="float" office:value="-0.371480237664686">
                <text:p>-0.371480237664686</text:p>
              </table:table-cell>
              <table:table-cell office:value-type="float" office:value="-0.123998966675278">
                <text:p>-0.123998966675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96977329974811">
                <text:p>0.0596977329974811</text:p>
              </table:table-cell>
              <table:table-cell office:value-type="float" office:value="-0.0428211586901763">
                <text:p>-0.0428211586901763</text:p>
              </table:table-cell>
              <table:table-cell office:value-type="float" office:value="-0.117380352644836">
                <text:p>-0.117380352644836</text:p>
              </table:table-cell>
              <table:table-cell office:value-type="float" office:value="-0.2544080604534">
                <text:p>-0.2544080604534</text:p>
              </table:table-cell>
              <table:table-cell office:value-type="float" office:value="-0.367758186397985">
                <text:p>-0.367758186397985</text:p>
              </table:table-cell>
              <table:table-cell office:value-type="float" office:value="-0.123425692695214">
                <text:p>-0.1234256926952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99655935119194">
                <text:p>0.0599655935119194</text:p>
              </table:table-cell>
              <table:table-cell office:value-type="float" office:value="-0.0422708282133202">
                <text:p>-0.0422708282133202</text:p>
              </table:table-cell>
              <table:table-cell office:value-type="float" office:value="-0.115015974440895">
                <text:p>-0.115015974440895</text:p>
              </table:table-cell>
              <table:table-cell office:value-type="float" office:value="-0.253624969279921">
                <text:p>-0.253624969279921</text:p>
              </table:table-cell>
              <table:table-cell office:value-type="float" office:value="-0.366429098058491">
                <text:p>-0.366429098058491</text:p>
              </table:table-cell>
              <table:table-cell office:value-type="float" office:value="-0.122880314573605">
                <text:p>-0.122880314573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0614203454895">
                <text:p>0.0580614203454895</text:p>
              </table:table-cell>
              <table:table-cell office:value-type="float" office:value="-0.041746641074856">
                <text:p>-0.041746641074856</text:p>
              </table:table-cell>
              <table:table-cell office:value-type="float" office:value="-0.11468330134357">
                <text:p>-0.11468330134357</text:p>
              </table:table-cell>
              <table:table-cell office:value-type="float" office:value="-0.250719769673704">
                <text:p>-0.250719769673704</text:p>
              </table:table-cell>
              <table:table-cell office:value-type="float" office:value="-0.363003838771593">
                <text:p>-0.363003838771593</text:p>
              </table:table-cell>
              <table:table-cell office:value-type="float" office:value="-0.122360844529751">
                <text:p>-0.122360844529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1204593391141">
                <text:p>0.0581204593391141</text:p>
              </table:table-cell>
              <table:table-cell office:value-type="float" office:value="-0.0412467775955004">
                <text:p>-0.0412467775955004</text:p>
              </table:table-cell>
              <table:table-cell office:value-type="float" office:value="-0.112491211624092">
                <text:p>-0.112491211624092</text:p>
              </table:table-cell>
              <table:table-cell office:value-type="float" office:value="-0.247949378954769">
                <text:p>-0.247949378954769</text:p>
              </table:table-cell>
              <table:table-cell office:value-type="float" office:value="-0.35973752050621">
                <text:p>-0.35973752050621</text:p>
              </table:table-cell>
              <table:table-cell office:value-type="float" office:value="-0.119990625732365">
                <text:p>-0.1199906257323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768208886853">
                <text:p>0.0581768208886853</text:p>
              </table:table-cell>
              <table:table-cell office:value-type="float" office:value="-0.0407695831424645">
                <text:p>-0.0407695831424645</text:p>
              </table:table-cell>
              <table:table-cell office:value-type="float" office:value="-0.112230874942739">
                <text:p>-0.112230874942739</text:p>
              </table:table-cell>
              <table:table-cell office:value-type="float" office:value="-0.247366010077874">
                <text:p>-0.247366010077874</text:p>
              </table:table-cell>
              <table:table-cell office:value-type="float" office:value="-0.358680714612918">
                <text:p>-0.358680714612918</text:p>
              </table:table-cell>
              <table:table-cell office:value-type="float" office:value="-0.119560238204306">
                <text:p>-0.119560238204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64389697648376">
                <text:p>0.0564389697648376</text:p>
              </table:table-cell>
              <table:table-cell office:value-type="float" office:value="-0.0403135498320269">
                <text:p>-0.0403135498320269</text:p>
              </table:table-cell>
              <table:table-cell office:value-type="float" office:value="-0.110190369540873">
                <text:p>-0.110190369540873</text:p>
              </table:table-cell>
              <table:table-cell office:value-type="float" office:value="-0.244792833146696">
                <text:p>-0.244792833146696</text:p>
              </table:table-cell>
              <table:table-cell office:value-type="float" office:value="-0.35565509518477">
                <text:p>-0.35565509518477</text:p>
              </table:table-cell>
              <table:table-cell office:value-type="float" office:value="-0.119148936170213">
                <text:p>-0.119148936170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78439964943033">
                <text:p>0.0578439964943033</text:p>
              </table:table-cell>
              <table:table-cell office:value-type="float" office:value="-0.0403155127081507">
                <text:p>-0.0403155127081507</text:p>
              </table:table-cell>
              <table:table-cell office:value-type="float" office:value="-0.108676599474146">
                <text:p>-0.108676599474146</text:p>
              </table:table-cell>
              <table:table-cell office:value-type="float" office:value="-0.243207712532866">
                <text:p>-0.243207712532866</text:p>
              </table:table-cell>
              <table:table-cell office:value-type="float" office:value="-0.351665205959684">
                <text:p>-0.351665205959684</text:p>
              </table:table-cell>
              <table:table-cell office:value-type="float" office:value="-0.117440841367222">
                <text:p>-0.117440841367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61870040746301">
                <text:p>0.0561870040746301</text:p>
              </table:table-cell>
              <table:table-cell office:value-type="float" office:value="-0.0398884838087068">
                <text:p>-0.0398884838087068</text:p>
              </table:table-cell>
              <table:table-cell office:value-type="float" office:value="-0.106798198584602">
                <text:p>-0.106798198584602</text:p>
              </table:table-cell>
              <table:table-cell office:value-type="float" office:value="-0.240832082350418">
                <text:p>-0.240832082350418</text:p>
              </table:table-cell>
              <table:table-cell office:value-type="float" office:value="-0.348917006219172">
                <text:p>-0.348917006219172</text:p>
              </table:table-cell>
              <table:table-cell office:value-type="float" office:value="-0.117092000857817">
                <text:p>-0.1170920008578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62788744225115">
                <text:p>0.0562788744225115</text:p>
              </table:table-cell>
              <table:table-cell office:value-type="float" office:value="-0.0394792104157917">
                <text:p>-0.0394792104157917</text:p>
              </table:table-cell>
              <table:table-cell office:value-type="float" office:value="-0.106677866442671">
                <text:p>-0.106677866442671</text:p>
              </table:table-cell>
              <table:table-cell office:value-type="float" office:value="-0.238555228895422">
                <text:p>-0.238555228895422</text:p>
              </table:table-cell>
              <table:table-cell office:value-type="float" office:value="-0.346283074338513">
                <text:p>-0.346283074338513</text:p>
              </table:table-cell>
              <table:table-cell office:value-type="float" office:value="-0.116757664846703">
                <text:p>-0.116757664846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63670026743468">
                <text:p>0.0563670026743468</text:p>
              </table:table-cell>
              <table:table-cell office:value-type="float" office:value="-0.0390866076938901">
                <text:p>-0.0390866076938901</text:p>
              </table:table-cell>
              <table:table-cell office:value-type="float" office:value="-0.104916683809916">
                <text:p>-0.104916683809916</text:p>
              </table:table-cell>
              <table:table-cell office:value-type="float" office:value="-0.236371117054104">
                <text:p>-0.236371117054104</text:p>
              </table:table-cell>
              <table:table-cell office:value-type="float" office:value="-0.345607899609134">
                <text:p>-0.345607899609134</text:p>
              </table:table-cell>
              <table:table-cell office:value-type="float" office:value="-0.11643694713022">
                <text:p>-0.11643694713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48387096774194">
                <text:p>0.0548387096774194</text:p>
              </table:table-cell>
              <table:table-cell office:value-type="float" office:value="-0.0387096774193548">
                <text:p>-0.0387096774193548</text:p>
              </table:table-cell>
              <table:table-cell office:value-type="float" office:value="-0.103225806451613">
                <text:p>-0.103225806451613</text:p>
              </table:table-cell>
              <table:table-cell office:value-type="float" office:value="-0.236088709677419">
                <text:p>-0.236088709677419</text:p>
              </table:table-cell>
              <table:table-cell office:value-type="float" office:value="-0.343145161290323">
                <text:p>-0.343145161290323</text:p>
              </table:table-cell>
              <table:table-cell office:value-type="float" office:value="-0.116129032258065">
                <text:p>-0.1161290322580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49515714568097">
                <text:p>0.0549515714568097</text:p>
              </table:table-cell>
              <table:table-cell office:value-type="float" office:value="-0.0383474995058312">
                <text:p>-0.0383474995058312</text:p>
              </table:table-cell>
              <table:table-cell office:value-type="float" office:value="-0.103182447123938">
                <text:p>-0.103182447123938</text:p>
              </table:table-cell>
              <table:table-cell office:value-type="float" office:value="-0.234038347499506">
                <text:p>-0.234038347499506</text:p>
              </table:table-cell>
              <table:table-cell office:value-type="float" office:value="-0.34077881004151">
                <text:p>-0.34077881004151</text:p>
              </table:table-cell>
              <table:table-cell office:value-type="float" office:value="-0.115833168610397">
                <text:p>-0.115833168610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5091120589376">
                <text:p>0.0535091120589376</text:p>
              </table:table-cell>
              <table:table-cell office:value-type="float" office:value="-0.0379992245056223">
                <text:p>-0.0379992245056223</text:p>
              </table:table-cell>
              <table:table-cell office:value-type="float" office:value="-0.101589763474215">
                <text:p>-0.101589763474215</text:p>
              </table:table-cell>
              <table:table-cell office:value-type="float" office:value="-0.232066692516479">
                <text:p>-0.232066692516479</text:p>
              </table:table-cell>
              <table:table-cell office:value-type="float" office:value="-0.338503295851105">
                <text:p>-0.338503295851105</text:p>
              </table:table-cell>
              <table:table-cell office:value-type="float" office:value="-0.115548662272199">
                <text:p>-0.115548662272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6427620315769">
                <text:p>0.0536427620315769</text:p>
              </table:table-cell>
              <table:table-cell office:value-type="float" office:value="-0.0376640669583413">
                <text:p>-0.0376640669583413</text:p>
              </table:table-cell>
              <table:table-cell office:value-type="float" office:value="-0.100057066768119">
                <text:p>-0.100057066768119</text:p>
              </table:table-cell>
              <table:table-cell office:value-type="float" office:value="-0.230169298078752">
                <text:p>-0.230169298078752</text:p>
              </table:table-cell>
              <table:table-cell office:value-type="float" office:value="-0.336313486779532">
                <text:p>-0.336313486779532</text:p>
              </table:table-cell>
              <table:table-cell office:value-type="float" office:value="-0.115274871599772">
                <text:p>-0.1152748715997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11575802837939">
                <text:p>0.0511575802837939</text:p>
              </table:table-cell>
              <table:table-cell office:value-type="float" office:value="-0.0369678864824496">
                <text:p>-0.0369678864824496</text:p>
              </table:table-cell>
              <table:table-cell office:value-type="float" office:value="-0.101194921583271">
                <text:p>-0.101194921583271</text:p>
              </table:table-cell>
              <table:table-cell office:value-type="float" office:value="-0.229275578790142">
                <text:p>-0.229275578790142</text:p>
              </table:table-cell>
              <table:table-cell office:value-type="float" office:value="-0.335138162808066">
                <text:p>-0.335138162808066</text:p>
              </table:table-cell>
              <table:table-cell office:value-type="float" office:value="-0.116691560866318">
                <text:p>-0.116691560866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13290559120073">
                <text:p>0.0513290559120073</text:p>
              </table:table-cell>
              <table:table-cell office:value-type="float" office:value="-0.0366636113657195">
                <text:p>-0.0366636113657195</text:p>
              </table:table-cell>
              <table:table-cell office:value-type="float" office:value="-0.0997250229147571">
                <text:p>-0.0997250229147571</text:p>
              </table:table-cell>
              <table:table-cell office:value-type="float" office:value="-0.22749770852429">
                <text:p>-0.22749770852429</text:p>
              </table:table-cell>
              <table:table-cell office:value-type="float" office:value="-0.334738771769019">
                <text:p>-0.334738771769019</text:p>
              </table:table-cell>
              <table:table-cell office:value-type="float" office:value="-0.116956920256645">
                <text:p>-0.116956920256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14944184371624">
                <text:p>0.0514944184371624</text:p>
              </table:table-cell>
              <table:table-cell office:value-type="float" office:value="-0.0363701836514224">
                <text:p>-0.0363701836514224</text:p>
              </table:table-cell>
              <table:table-cell office:value-type="float" office:value="-0.0997479294202377">
                <text:p>-0.0997479294202377</text:p>
              </table:table-cell>
              <table:table-cell office:value-type="float" office:value="-0.227403673028448">
                <text:p>-0.227403673028448</text:p>
              </table:table-cell>
              <table:table-cell office:value-type="float" office:value="-0.33273316528628">
                <text:p>-0.33273316528628</text:p>
              </table:table-cell>
              <table:table-cell office:value-type="float" office:value="-0.117212819589485">
                <text:p>-0.1172128195894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02388112506634">
                <text:p>0.0502388112506634</text:p>
              </table:table-cell>
              <table:table-cell office:value-type="float" office:value="-0.0360870334335751">
                <text:p>-0.0360870334335751</text:p>
              </table:table-cell>
              <table:table-cell office:value-type="float" office:value="-0.0983548558287635">
                <text:p>-0.0983548558287635</text:p>
              </table:table-cell>
              <table:table-cell office:value-type="float" office:value="-0.225720856182558">
                <text:p>-0.225720856182558</text:p>
              </table:table-cell>
              <table:table-cell office:value-type="float" office:value="-0.330797806474438">
                <text:p>-0.330797806474438</text:p>
              </table:table-cell>
              <table:table-cell office:value-type="float" office:value="-0.117459755881833">
                <text:p>-0.117459755881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04172461752434">
                <text:p>0.0504172461752434</text:p>
              </table:table-cell>
              <table:table-cell office:value-type="float" office:value="-0.0358136300417246">
                <text:p>-0.0358136300417246</text:p>
              </table:table-cell>
              <table:table-cell office:value-type="float" office:value="-0.0973574408901252">
                <text:p>-0.0973574408901252</text:p>
              </table:table-cell>
              <table:table-cell office:value-type="float" office:value="-0.224095966620306">
                <text:p>-0.224095966620306</text:p>
              </table:table-cell>
              <table:table-cell office:value-type="float" office:value="-0.328929068150209">
                <text:p>-0.328929068150209</text:p>
              </table:table-cell>
              <table:table-cell office:value-type="float" office:value="-0.117698191933241">
                <text:p>-0.1176981919332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92223551529653">
                <text:p>0.0492223551529653</text:p>
              </table:table-cell>
              <table:table-cell office:value-type="float" office:value="-0.035549478721586">
                <text:p>-0.035549478721586</text:p>
              </table:table-cell>
              <table:table-cell office:value-type="float" office:value="-0.0963937788412237">
                <text:p>-0.0963937788412237</text:p>
              </table:table-cell>
              <table:table-cell office:value-type="float" office:value="-0.222526063920697">
                <text:p>-0.222526063920697</text:p>
              </table:table-cell>
              <table:table-cell office:value-type="float" office:value="-0.328661767219279">
                <text:p>-0.328661767219279</text:p>
              </table:table-cell>
              <table:table-cell office:value-type="float" office:value="-0.117928559220646">
                <text:p>-0.1179285592206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94117647058824">
                <text:p>0.0494117647058824</text:p>
              </table:table-cell>
              <table:table-cell office:value-type="float" office:value="-0.0352941176470588">
                <text:p>-0.0352941176470588</text:p>
              </table:table-cell>
              <table:table-cell office:value-type="float" office:value="-0.0969747899159664">
                <text:p>-0.0969747899159664</text:p>
              </table:table-cell>
              <table:table-cell office:value-type="float" office:value="-0.221008403361344">
                <text:p>-0.221008403361344</text:p>
              </table:table-cell>
              <table:table-cell office:value-type="float" office:value="-0.326890756302521">
                <text:p>-0.326890756302521</text:p>
              </table:table-cell>
              <table:table-cell office:value-type="float" office:value="-0.118151260504202">
                <text:p>-0.118151260504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5949743759299">
                <text:p>0.0495949743759299</text:p>
              </table:table-cell>
              <table:table-cell office:value-type="float" office:value="-0.0350471152256571">
                <text:p>-0.0350471152256571</text:p>
              </table:table-cell>
              <table:table-cell office:value-type="float" office:value="-0.0960489337080509">
                <text:p>-0.0960489337080509</text:p>
              </table:table-cell>
              <table:table-cell office:value-type="float" office:value="-0.219540419904116">
                <text:p>-0.219540419904116</text:p>
              </table:table-cell>
              <table:table-cell office:value-type="float" office:value="-0.325177715324847">
                <text:p>-0.325177715324847</text:p>
              </table:table-cell>
              <table:table-cell office:value-type="float" office:value="-0.118366672177219">
                <text:p>-0.118366672177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84710474951204">
                <text:p>0.0484710474951204</text:p>
              </table:table-cell>
              <table:table-cell office:value-type="float" office:value="-0.0348080676642811">
                <text:p>-0.0348080676642811</text:p>
              </table:table-cell>
              <table:table-cell office:value-type="float" office:value="-0.095152895250488">
                <text:p>-0.095152895250488</text:p>
              </table:table-cell>
              <table:table-cell office:value-type="float" office:value="-0.218119713728042">
                <text:p>-0.218119713728042</text:p>
              </table:table-cell>
              <table:table-cell office:value-type="float" office:value="-0.323519843851659">
                <text:p>-0.323519843851659</text:p>
              </table:table-cell>
              <table:table-cell office:value-type="float" office:value="-0.11857514638907">
                <text:p>-0.11857514638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86633584120378">
                <text:p>0.0486633584120378</text:p>
              </table:table-cell>
              <table:table-cell office:value-type="float" office:value="-0.0345765967664479">
                <text:p>-0.0345765967664479</text:p>
              </table:table-cell>
              <table:table-cell office:value-type="float" office:value="-0.0957259484552585">
                <text:p>-0.0957259484552585</text:p>
              </table:table-cell>
              <table:table-cell office:value-type="float" office:value="-0.216744037137826">
                <text:p>-0.216744037137826</text:p>
              </table:table-cell>
              <table:table-cell office:value-type="float" office:value="-0.321914518969105">
                <text:p>-0.321914518969105</text:p>
              </table:table-cell>
              <table:table-cell office:value-type="float" office:value="-0.118777012966224">
                <text:p>-0.118777012966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88496690828869">
                <text:p>0.0488496690828869</text:p>
              </table:table-cell>
              <table:table-cell office:value-type="float" office:value="-0.0343523479357075">
                <text:p>-0.0343523479357075</text:p>
              </table:table-cell>
              <table:table-cell office:value-type="float" office:value="-0.0948629057674126">
                <text:p>-0.0948629057674126</text:p>
              </table:table-cell>
              <table:table-cell office:value-type="float" office:value="-0.215411282697762">
                <text:p>-0.215411282697762</text:p>
              </table:table-cell>
              <table:table-cell office:value-type="float" office:value="-0.320359281437126">
                <text:p>-0.320359281437126</text:p>
              </table:table-cell>
              <table:table-cell office:value-type="float" office:value="-0.118972581153483">
                <text:p>-0.118972581153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7788983708301">
                <text:p>0.047788983708301</text:p>
              </table:table-cell>
              <table:table-cell office:value-type="float" office:value="-0.0341349883630721">
                <text:p>-0.0341349883630721</text:p>
              </table:table-cell>
              <table:table-cell office:value-type="float" office:value="-0.0940263770364624">
                <text:p>-0.0940263770364624</text:p>
              </table:table-cell>
              <table:table-cell office:value-type="float" office:value="-0.214119472459271">
                <text:p>-0.214119472459271</text:p>
              </table:table-cell>
              <table:table-cell office:value-type="float" office:value="-0.318851823118697">
                <text:p>-0.318851823118697</text:p>
              </table:table-cell>
              <table:table-cell office:value-type="float" office:value="-0.119162141194725">
                <text:p>-0.119162141194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70660146699267">
                <text:p>0.0470660146699267</text:p>
              </table:table-cell>
              <table:table-cell office:value-type="float" office:value="-0.0336185819070905">
                <text:p>-0.0336185819070905</text:p>
              </table:table-cell>
              <table:table-cell office:value-type="float" office:value="-0.093979217603912">
                <text:p>-0.093979217603912</text:p>
              </table:table-cell>
              <table:table-cell office:value-type="float" office:value="-0.213630806845966">
                <text:p>-0.213630806845966</text:p>
              </table:table-cell>
              <table:table-cell office:value-type="float" office:value="-0.316778728606357">
                <text:p>-0.316778728606357</text:p>
              </table:table-cell>
              <table:table-cell office:value-type="float" office:value="-0.120110024449878">
                <text:p>-0.1201100244498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2678006924582">
                <text:p>0.0472678006924582</text:p>
              </table:table-cell>
              <table:table-cell office:value-type="float" office:value="-0.0334186361583622">
                <text:p>-0.0334186361583622</text:p>
              </table:table-cell>
              <table:table-cell office:value-type="float" office:value="-0.0945356013849164">
                <text:p>-0.0945356013849164</text:p>
              </table:table-cell>
              <table:table-cell office:value-type="float" office:value="-0.212404034321843">
                <text:p>-0.212404034321843</text:p>
              </table:table-cell>
              <table:table-cell office:value-type="float" office:value="-0.315369561944904">
                <text:p>-0.315369561944904</text:p>
              </table:table-cell>
              <table:table-cell office:value-type="float" office:value="-0.120276983290682">
                <text:p>-0.120276983290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62770691189558">
                <text:p>0.0462770691189558</text:p>
              </table:table-cell>
              <table:table-cell office:value-type="float" office:value="-0.0332245624443785">
                <text:p>-0.0332245624443785</text:p>
              </table:table-cell>
              <table:table-cell office:value-type="float" office:value="-0.0937407297537823">
                <text:p>-0.0937407297537823</text:p>
              </table:table-cell>
              <table:table-cell office:value-type="float" office:value="-0.211213289824978">
                <text:p>-0.211213289824978</text:p>
              </table:table-cell>
              <table:table-cell office:value-type="float" office:value="-0.312666864431919">
                <text:p>-0.312666864431919</text:p>
              </table:table-cell>
              <table:table-cell office:value-type="float" office:value="-0.120439038860872">
                <text:p>-0.1204390388608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64844321005701">
                <text:p>0.0464844321005701</text:p>
              </table:table-cell>
              <table:table-cell office:value-type="float" office:value="-0.0330361058324806">
                <text:p>-0.0330361058324806</text:p>
              </table:table-cell>
              <table:table-cell office:value-type="float" office:value="-0.0929688642011402">
                <text:p>-0.0929688642011402</text:p>
              </table:table-cell>
              <table:table-cell office:value-type="float" office:value="-0.21005700920918">
                <text:p>-0.21005700920918</text:p>
              </table:table-cell>
              <table:table-cell office:value-type="float" office:value="-0.310042391463236">
                <text:p>-0.310042391463236</text:p>
              </table:table-cell>
              <table:table-cell office:value-type="float" office:value="-0.120596404034498">
                <text:p>-0.1205964040344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6685878962536">
                <text:p>0.046685878962536</text:p>
              </table:table-cell>
              <table:table-cell office:value-type="float" office:value="-0.0328530259365994">
                <text:p>-0.0328530259365994</text:p>
              </table:table-cell>
              <table:table-cell office:value-type="float" office:value="-0.0922190201729107">
                <text:p>-0.0922190201729107</text:p>
              </table:table-cell>
              <table:table-cell office:value-type="float" office:value="-0.207636887608069">
                <text:p>-0.207636887608069</text:p>
              </table:table-cell>
              <table:table-cell office:value-type="float" office:value="-0.30878962536023">
                <text:p>-0.30878962536023</text:p>
              </table:table-cell>
              <table:table-cell office:value-type="float" office:value="-0.120749279538905">
                <text:p>-0.120749279538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57451342520244">
                <text:p>0.0457451342520244</text:p>
              </table:table-cell>
              <table:table-cell office:value-type="float" office:value="-0.0326750958943032">
                <text:p>-0.0326750958943032</text:p>
              </table:table-cell>
              <table:table-cell office:value-type="float" office:value="-0.0914902685040489">
                <text:p>-0.0914902685040489</text:p>
              </table:table-cell>
              <table:table-cell office:value-type="float" office:value="-0.206563432305725">
                <text:p>-0.206563432305725</text:p>
              </table:table-cell>
              <table:table-cell office:value-type="float" office:value="-0.306293507600511">
                <text:p>-0.306293507600511</text:p>
              </table:table-cell>
              <table:table-cell office:value-type="float" office:value="-0.120897854808922">
                <text:p>-0.120897854808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1106752591763">
                <text:p>0.0451106752591763</text:p>
              </table:table-cell>
              <table:table-cell office:value-type="float" office:value="-0.0322219108994116">
                <text:p>-0.0322219108994116</text:p>
              </table:table-cell>
              <table:table-cell office:value-type="float" office:value="-0.0914822079013729">
                <text:p>-0.0914822079013729</text:p>
              </table:table-cell>
              <table:table-cell office:value-type="float" office:value="-0.206220229756234">
                <text:p>-0.206220229756234</text:p>
              </table:table-cell>
              <table:table-cell office:value-type="float" office:value="-0.30582796301485">
                <text:p>-0.30582796301485</text:p>
              </table:table-cell>
              <table:table-cell office:value-type="float" office:value="-0.121742785093864">
                <text:p>-0.121742785093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42172170789001">
                <text:p>0.0442172170789001</text:p>
              </table:table-cell>
              <table:table-cell office:value-type="float" office:value="-0.0320574823822026">
                <text:p>-0.0320574823822026</text:p>
              </table:table-cell>
              <table:table-cell office:value-type="float" office:value="-0.0920270830454609">
                <text:p>-0.0920270830454609</text:p>
              </table:table-cell>
              <table:table-cell office:value-type="float" office:value="-0.205195523006771">
                <text:p>-0.205195523006771</text:p>
              </table:table-cell>
              <table:table-cell office:value-type="float" office:value="-0.303440652203952">
                <text:p>-0.303440652203952</text:p>
              </table:table-cell>
              <table:table-cell office:value-type="float" office:value="-0.121873704573718">
                <text:p>-0.1218737045737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4383860414395">
                <text:p>0.0444383860414395</text:p>
              </table:table-cell>
              <table:table-cell office:value-type="float" office:value="-0.0318974918211559">
                <text:p>-0.0318974918211559</text:p>
              </table:table-cell>
              <table:table-cell office:value-type="float" office:value="-0.091330425299891">
                <text:p>-0.091330425299891</text:p>
              </table:table-cell>
              <table:table-cell office:value-type="float" office:value="-0.204198473282443">
                <text:p>-0.204198473282443</text:p>
              </table:table-cell>
              <table:table-cell office:value-type="float" office:value="-0.302344601962923">
                <text:p>-0.302344601962923</text:p>
              </table:table-cell>
              <table:table-cell office:value-type="float" office:value="-0.122001090512541">
                <text:p>-0.122001090512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46536650975118">
                <text:p>0.0446536650975118</text:p>
              </table:table-cell>
              <table:table-cell office:value-type="float" office:value="-0.0317417619367855">
                <text:p>-0.0317417619367855</text:p>
              </table:table-cell>
              <table:table-cell office:value-type="float" office:value="-0.0906523201075992">
                <text:p>-0.0906523201075992</text:p>
              </table:table-cell>
              <table:table-cell office:value-type="float" office:value="-0.203227975790182">
                <text:p>-0.203227975790182</text:p>
              </table:table-cell>
              <table:table-cell office:value-type="float" office:value="-0.300067249495629">
                <text:p>-0.300067249495629</text:p>
              </table:table-cell>
              <table:table-cell office:value-type="float" office:value="-0.12212508406187">
                <text:p>-0.12212508406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48632864348288">
                <text:p>0.0448632864348288</text:p>
              </table:table-cell>
              <table:table-cell office:value-type="float" office:value="-0.0315901247677197">
                <text:p>-0.0315901247677197</text:p>
              </table:table-cell>
              <table:table-cell office:value-type="float" office:value="-0.0899920361029998">
                <text:p>-0.0899920361029998</text:p>
              </table:table-cell>
              <table:table-cell office:value-type="float" office:value="-0.201088399256703">
                <text:p>-0.201088399256703</text:p>
              </table:table-cell>
              <table:table-cell office:value-type="float" office:value="-0.297849747809928">
                <text:p>-0.297849747809928</text:p>
              </table:table-cell>
              <table:table-cell office:value-type="float" office:value="-0.121051234404035">
                <text:p>-0.1210512344040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4019389492991">
                <text:p>0.044019389492991</text:p>
              </table:table-cell>
              <table:table-cell office:value-type="float" office:value="-0.0314424210664221">
                <text:p>-0.0314424210664221</text:p>
              </table:table-cell>
              <table:table-cell office:value-type="float" office:value="-0.0893488798637495">
                <text:p>-0.0893488798637495</text:p>
              </table:table-cell>
              <table:table-cell office:value-type="float" office:value="-0.200183414122887">
                <text:p>-0.200183414122887</text:p>
              </table:table-cell>
              <table:table-cell office:value-type="float" office:value="-0.296868858902135">
                <text:p>-0.296868858902135</text:p>
              </table:table-cell>
              <table:table-cell office:value-type="float" office:value="-0.121184331193502">
                <text:p>-0.121184331193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34557682359027">
                <text:p>0.0434557682359027</text:p>
              </table:table-cell>
              <table:table-cell office:value-type="float" office:value="-0.0310398344542163">
                <text:p>-0.0310398344542163</text:p>
              </table:table-cell>
              <table:table-cell office:value-type="float" office:value="-0.0893688566994309">
                <text:p>-0.0893688566994309</text:p>
              </table:table-cell>
              <table:table-cell office:value-type="float" office:value="-0.199948266942576">
                <text:p>-0.199948266942576</text:p>
              </table:table-cell>
              <table:table-cell office:value-type="float" office:value="-0.295395757889291">
                <text:p>-0.295395757889291</text:p>
              </table:table-cell>
              <table:table-cell office:value-type="float" office:value="-0.121960682876358">
                <text:p>-0.121960682876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26510024262546">
                <text:p>0.0426510024262546</text:p>
              </table:table-cell>
              <table:table-cell office:value-type="float" office:value="-0.0309028221172264">
                <text:p>-0.0309028221172264</text:p>
              </table:table-cell>
              <table:table-cell office:value-type="float" office:value="-0.0887498403779849">
                <text:p>-0.0887498403779849</text:p>
              </table:table-cell>
              <table:table-cell office:value-type="float" office:value="-0.199080577193207">
                <text:p>-0.199080577193207</text:p>
              </table:table-cell>
              <table:table-cell office:value-type="float" office:value="-0.294470693398033">
                <text:p>-0.294470693398033</text:p>
              </table:table-cell>
              <table:table-cell office:value-type="float" office:value="-0.12207891712425">
                <text:p>-0.12207891712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2875157629256">
                <text:p>0.042875157629256</text:p>
              </table:table-cell>
              <table:table-cell office:value-type="float" office:value="-0.0307692307692308">
                <text:p>-0.0307692307692308</text:p>
              </table:table-cell>
              <table:table-cell office:value-type="float" office:value="-0.089281210592686">
                <text:p>-0.089281210592686</text:p>
              </table:table-cell>
              <table:table-cell office:value-type="float" office:value="-0.198234552332913">
                <text:p>-0.198234552332913</text:p>
              </table:table-cell>
              <table:table-cell office:value-type="float" office:value="-0.292433795712484">
                <text:p>-0.292433795712484</text:p>
              </table:table-cell>
              <table:table-cell office:value-type="float" office:value="-0.12219419924338">
                <text:p>-0.12219419924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0937850292689">
                <text:p>0.0430937850292689</text:p>
              </table:table-cell>
              <table:table-cell office:value-type="float" office:value="-0.0306389338647403">
                <text:p>-0.0306389338647403</text:p>
              </table:table-cell>
              <table:table-cell office:value-type="float" office:value="-0.0886785402914435">
                <text:p>-0.0886785402914435</text:p>
              </table:table-cell>
              <table:table-cell office:value-type="float" office:value="-0.19628845435297">
                <text:p>-0.19628845435297</text:p>
              </table:table-cell>
              <table:table-cell office:value-type="float" office:value="-0.291568065761614">
                <text:p>-0.291568065761614</text:p>
              </table:table-cell>
              <table:table-cell office:value-type="float" office:value="-0.122306638435671">
                <text:p>-0.122306638435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846456692913">
                <text:p>0.0415846456692913</text:p>
              </table:table-cell>
              <table:table-cell office:value-type="float" office:value="-0.0302657480314961">
                <text:p>-0.0302657480314961</text:p>
              </table:table-cell>
              <table:table-cell office:value-type="float" office:value="-0.0887057086614173">
                <text:p>-0.0887057086614173</text:p>
              </table:table-cell>
              <table:table-cell office:value-type="float" office:value="-0.196112204724409">
                <text:p>-0.196112204724409</text:p>
              </table:table-cell>
              <table:table-cell office:value-type="float" office:value="-0.290231299212598">
                <text:p>-0.290231299212598</text:p>
              </table:table-cell>
              <table:table-cell office:value-type="float" office:value="-0.123031496062992">
                <text:p>-0.123031496062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8135407803574">
                <text:p>0.0418135407803574</text:p>
              </table:table-cell>
              <table:table-cell office:value-type="float" office:value="-0.0301446456788623">
                <text:p>-0.0301446456788623</text:p>
              </table:table-cell>
              <table:table-cell office:value-type="float" office:value="-0.088124468214416">
                <text:p>-0.088124468214416</text:p>
              </table:table-cell>
              <table:table-cell office:value-type="float" office:value="-0.195332441959402">
                <text:p>-0.195332441959402</text:p>
              </table:table-cell>
              <table:table-cell office:value-type="float" office:value="-0.288318949799441">
                <text:p>-0.288318949799441</text:p>
              </table:table-cell>
              <table:table-cell office:value-type="float" office:value="-0.123131153518901">
                <text:p>-0.1231311535189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3973096324766">
                <text:p>0.0423973096324766</text:p>
              </table:table-cell>
              <table:table-cell office:value-type="float" office:value="-0.0299063175594523">
                <text:p>-0.0299063175594523</text:p>
              </table:table-cell>
              <table:table-cell office:value-type="float" office:value="-0.0871967331251502">
                <text:p>-0.0871967331251502</text:p>
              </table:table-cell>
              <table:table-cell office:value-type="float" office:value="-0.194210905596925">
                <text:p>-0.194210905596925</text:p>
              </table:table-cell>
              <table:table-cell office:value-type="float" office:value="-0.287172711986548">
                <text:p>-0.287172711986548</text:p>
              </table:table-cell>
              <table:table-cell office:value-type="float" office:value="-0.122868123949075">
                <text:p>-0.122868123949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28486646884273">
                <text:p>0.0428486646884273</text:p>
              </table:table-cell>
              <table:table-cell office:value-type="float" office:value="-0.0297922848664688">
                <text:p>-0.0297922848664688</text:p>
              </table:table-cell>
              <table:table-cell office:value-type="float" office:value="-0.0864094955489614">
                <text:p>-0.0864094955489614</text:p>
              </table:table-cell>
              <table:table-cell office:value-type="float" office:value="-0.192166172106825">
                <text:p>-0.192166172106825</text:p>
              </table:table-cell>
              <table:table-cell office:value-type="float" office:value="-0.286172106824926">
                <text:p>-0.286172106824926</text:p>
              </table:table-cell>
              <table:table-cell office:value-type="float" office:value="-0.122729970326409">
                <text:p>-0.122729970326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23510089160019">
                <text:p>0.0423510089160019</text:p>
              </table:table-cell>
              <table:table-cell office:value-type="float" office:value="-0.0296809009854528">
                <text:p>-0.0296809009854528</text:p>
              </table:table-cell>
              <table:table-cell office:value-type="float" office:value="-0.0856405443453778">
                <text:p>-0.0856405443453778</text:p>
              </table:table-cell>
              <table:table-cell office:value-type="float" office:value="-0.191224777099953">
                <text:p>-0.191224777099953</text:p>
              </table:table-cell>
              <table:table-cell office:value-type="float" office:value="-0.284138901923979">
                <text:p>-0.284138901923979</text:p>
              </table:table-cell>
              <table:table-cell office:value-type="float" office:value="-0.122595025809479">
                <text:p>-0.1225950258094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1864780238896">
                <text:p>0.041864780238896</text:p>
              </table:table-cell>
              <table:table-cell office:value-type="float" office:value="-0.029340136843326">
                <text:p>-0.029340136843326</text:p>
              </table:table-cell>
              <table:table-cell office:value-type="float" office:value="-0.0857010321233909">
                <text:p>-0.0857010321233909</text:p>
              </table:table-cell>
              <table:table-cell office:value-type="float" office:value="-0.191116780702772">
                <text:p>-0.191116780702772</text:p>
              </table:table-cell>
              <table:table-cell office:value-type="float" office:value="-0.282964165603618">
                <text:p>-0.282964165603618</text:p>
              </table:table-cell>
              <table:table-cell office:value-type="float" office:value="-0.123274962310101">
                <text:p>-0.123274962310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23068103645953">
                <text:p>0.0423068103645953</text:p>
              </table:table-cell>
              <table:table-cell office:value-type="float" office:value="-0.0292364136665902">
                <text:p>-0.0292364136665902</text:p>
              </table:table-cell>
              <table:table-cell office:value-type="float" office:value="-0.0849575785370328">
                <text:p>-0.0849575785370328</text:p>
              </table:table-cell>
              <table:table-cell office:value-type="float" office:value="-0.189176794313231">
                <text:p>-0.189176794313231</text:p>
              </table:table-cell>
              <table:table-cell office:value-type="float" office:value="-0.282045402430635">
                <text:p>-0.282045402430635</text:p>
              </table:table-cell>
              <table:table-cell office:value-type="float" office:value="-0.123136895207521">
                <text:p>-0.1231368952075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18319918376601">
                <text:p>0.0418319918376601</text:p>
              </table:table-cell>
              <table:table-cell office:value-type="float" office:value="-0.0291350187053622">
                <text:p>-0.0291350187053622</text:p>
              </table:table-cell>
              <table:table-cell office:value-type="float" office:value="-0.0842308128330121">
                <text:p>-0.0842308128330121</text:p>
              </table:table-cell>
              <table:table-cell office:value-type="float" office:value="-0.18830064618524">
                <text:p>-0.18830064618524</text:p>
              </table:table-cell>
              <table:table-cell office:value-type="float" office:value="-0.280126969731323">
                <text:p>-0.280126969731323</text:p>
              </table:table-cell>
              <table:table-cell office:value-type="float" office:value="-0.123001927219136">
                <text:p>-0.123001927219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2645739910314">
                <text:p>0.0422645739910314</text:p>
              </table:table-cell>
              <table:table-cell office:value-type="float" office:value="-0.0290358744394619">
                <text:p>-0.0290358744394619</text:p>
              </table:table-cell>
              <table:table-cell office:value-type="float" office:value="-0.0835201793721973">
                <text:p>-0.0835201793721973</text:p>
              </table:table-cell>
              <table:table-cell office:value-type="float" office:value="-0.187443946188341">
                <text:p>-0.187443946188341</text:p>
              </table:table-cell>
              <table:table-cell office:value-type="float" office:value="-0.279708520179372">
                <text:p>-0.279708520179372</text:p>
              </table:table-cell>
              <table:table-cell office:value-type="float" office:value="-0.122869955156951">
                <text:p>-0.122869955156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18006430868167">
                <text:p>0.0418006430868167</text:p>
              </table:table-cell>
              <table:table-cell office:value-type="float" office:value="-0.0287171526776805">
                <text:p>-0.0287171526776805</text:p>
              </table:table-cell>
              <table:table-cell office:value-type="float" office:value="-0.0836012861736335">
                <text:p>-0.0836012861736335</text:p>
              </table:table-cell>
              <table:table-cell office:value-type="float" office:value="-0.186384299811509">
                <text:p>-0.186384299811509</text:p>
              </table:table-cell>
              <table:table-cell office:value-type="float" office:value="-0.278855748974387">
                <text:p>-0.278855748974387</text:p>
              </table:table-cell>
              <table:table-cell office:value-type="float" office:value="-0.123517019625236">
                <text:p>-0.123517019625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13467865760035">
                <text:p>0.0413467865760035</text:p>
              </table:table-cell>
              <table:table-cell office:value-type="float" office:value="-0.0286246983987717">
                <text:p>-0.0286246983987717</text:p>
              </table:table-cell>
              <table:table-cell office:value-type="float" office:value="-0.0829129194998903">
                <text:p>-0.0829129194998903</text:p>
              </table:table-cell>
              <table:table-cell office:value-type="float" office:value="-0.185567010309278">
                <text:p>-0.185567010309278</text:p>
              </table:table-cell>
              <table:table-cell office:value-type="float" office:value="-0.277363456898443">
                <text:p>-0.277363456898443</text:p>
              </table:table-cell>
              <table:table-cell office:value-type="float" office:value="-0.123382320684361">
                <text:p>-0.1233823206843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17706412064663">
                <text:p>0.0417706412064663</text:p>
              </table:table-cell>
              <table:table-cell office:value-type="float" office:value="-0.0285342302267549">
                <text:p>-0.0285342302267549</text:p>
              </table:table-cell>
              <table:table-cell office:value-type="float" office:value="-0.0832157968970381">
                <text:p>-0.0832157968970381</text:p>
              </table:table-cell>
              <table:table-cell office:value-type="float" office:value="-0.183790821308452">
                <text:p>-0.183790821308452</text:p>
              </table:table-cell>
              <table:table-cell office:value-type="float" office:value="-0.276988174026256">
                <text:p>-0.276988174026256</text:p>
              </table:table-cell>
              <table:table-cell office:value-type="float" office:value="-0.123250515352067">
                <text:p>-0.123250515352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13267496779734">
                <text:p>0.0413267496779734</text:p>
              </table:table-cell>
              <table:table-cell office:value-type="float" office:value="-0.0282310004293688">
                <text:p>-0.0282310004293688</text:p>
              </table:table-cell>
              <table:table-cell office:value-type="float" office:value="-0.0832975525976814">
                <text:p>-0.0832975525976814</text:p>
              </table:table-cell>
              <table:table-cell office:value-type="float" office:value="-0.183769858308287">
                <text:p>-0.183769858308287</text:p>
              </table:table-cell>
              <table:table-cell office:value-type="float" office:value="-0.276191498497209">
                <text:p>-0.276191498497209</text:p>
              </table:table-cell>
              <table:table-cell office:value-type="float" office:value="-0.123872906826964">
                <text:p>-0.123872906826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8921933085502">
                <text:p>0.0408921933085502</text:p>
              </table:table-cell>
              <table:table-cell office:value-type="float" office:value="-0.0281465746149761">
                <text:p>-0.0281465746149761</text:p>
              </table:table-cell>
              <table:table-cell office:value-type="float" office:value="-0.0826340945300053">
                <text:p>-0.0826340945300053</text:p>
              </table:table-cell>
              <table:table-cell office:value-type="float" office:value="-0.183005841741901">
                <text:p>-0.183005841741901</text:p>
              </table:table-cell>
              <table:table-cell office:value-type="float" office:value="-0.275836431226766">
                <text:p>-0.275836431226766</text:p>
              </table:table-cell>
              <table:table-cell office:value-type="float" office:value="-0.123738714816782">
                <text:p>-0.1237387148167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13075467731764">
                <text:p>0.0413075467731764</text:p>
              </table:table-cell>
              <table:table-cell office:value-type="float" office:value="-0.0280639058229977">
                <text:p>-0.0280639058229977</text:p>
              </table:table-cell>
              <table:table-cell office:value-type="float" office:value="-0.0819844439772966">
                <text:p>-0.0819844439772966</text:p>
              </table:table-cell>
              <table:table-cell office:value-type="float" office:value="-0.181311751103637">
                <text:p>-0.181311751103637</text:p>
              </table:table-cell>
              <table:table-cell office:value-type="float" office:value="-0.274437670800925">
                <text:p>-0.274437670800925</text:p>
              </table:table-cell>
              <table:table-cell office:value-type="float" office:value="-0.123607315535001">
                <text:p>-0.123607315535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17143451575991">
                <text:p>0.0417143451575991</text:p>
              </table:table-cell>
              <table:table-cell office:value-type="float" office:value="-0.0279829397690627">
                <text:p>-0.0279829397690627</text:p>
              </table:table-cell>
              <table:table-cell office:value-type="float" office:value="-0.0813481743472381">
                <text:p>-0.0813481743472381</text:p>
              </table:table-cell>
              <table:table-cell office:value-type="float" office:value="-0.180588786018933">
                <text:p>-0.180588786018933</text:p>
              </table:table-cell>
              <table:table-cell office:value-type="float" office:value="-0.273067720794757">
                <text:p>-0.273067720794757</text:p>
              </table:table-cell>
              <table:table-cell office:value-type="float" office:value="-0.123478622698429">
                <text:p>-0.123478622698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12891268533773">
                <text:p>0.0412891268533773</text:p>
              </table:table-cell>
              <table:table-cell office:value-type="float" office:value="-0.0276976935749588">
                <text:p>-0.0276976935749588</text:p>
              </table:table-cell>
              <table:table-cell office:value-type="float" office:value="-0.0814456342668863">
                <text:p>-0.0814456342668863</text:p>
              </table:table-cell>
              <table:table-cell office:value-type="float" office:value="-0.180601317957166">
                <text:p>-0.180601317957166</text:p>
              </table:table-cell>
              <table:table-cell office:value-type="float" office:value="-0.273373146622735">
                <text:p>-0.273373146622735</text:p>
              </table:table-cell>
              <table:table-cell office:value-type="float" office:value="-0.124073311367381">
                <text:p>-0.124073311367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08724900621751">
                <text:p>0.0408724900621751</text:p>
              </table:table-cell>
              <table:table-cell office:value-type="float" office:value="-0.0276220568749363">
                <text:p>-0.0276220568749363</text:p>
              </table:table-cell>
              <table:table-cell office:value-type="float" office:value="-0.0808276424421568">
                <text:p>-0.0808276424421568</text:p>
              </table:table-cell>
              <table:table-cell office:value-type="float" office:value="-0.178982774436857">
                <text:p>-0.178982774436857</text:p>
              </table:table-cell>
              <table:table-cell office:value-type="float" office:value="-0.272041585974926">
                <text:p>-0.272041585974926</text:p>
              </table:table-cell>
              <table:table-cell office:value-type="float" office:value="-0.123942513505249">
                <text:p>-0.123942513505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